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509cm"/>
    </style:style>
    <style:style style:name="Table4.C" style:family="table-column">
      <style:table-column-properties style:column-width="7.895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5430b08"/>
    </style:style>
    <style:style style:name="P13" style:family="paragraph" style:parent-style-name="Table_20_Contents">
      <style:text-properties officeooo:paragraph-rsid="03409e4f"/>
    </style:style>
    <style:style style:name="P14" style:family="paragraph" style:parent-style-name="Table_20_Contents">
      <style:text-properties officeooo:paragraph-rsid="04b57162"/>
    </style:style>
    <style:style style:name="P15" style:family="paragraph" style:parent-style-name="Table_20_Contents">
      <style:text-properties officeooo:paragraph-rsid="04489b60"/>
    </style:style>
    <style:style style:name="P16" style:family="paragraph" style:parent-style-name="Table_20_Contents">
      <style:text-properties officeooo:paragraph-rsid="053799e0"/>
    </style:style>
    <style:style style:name="P17" style:family="paragraph" style:parent-style-name="Table_20_Contents">
      <style:text-properties officeooo:paragraph-rsid="057a7c92"/>
    </style:style>
    <style:style style:name="P18" style:family="paragraph" style:parent-style-name="Table_20_Contents">
      <style:text-properties officeooo:paragraph-rsid="044c2e9f"/>
    </style:style>
    <style:style style:name="P19" style:family="paragraph" style:parent-style-name="Table_20_Contents">
      <style:text-properties officeooo:paragraph-rsid="0541e7ad"/>
    </style:style>
    <style:style style:name="P20" style:family="paragraph" style:parent-style-name="Table_20_Contents">
      <style:text-properties officeooo:paragraph-rsid="0541652b"/>
    </style:style>
    <style:style style:name="P21" style:family="paragraph" style:parent-style-name="Table_20_Contents">
      <style:text-properties officeooo:paragraph-rsid="04bead68"/>
    </style:style>
    <style:style style:name="P2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23" style:family="paragraph" style:parent-style-name="Table_20_Contents">
      <style:text-properties officeooo:paragraph-rsid="04b39282"/>
    </style:style>
    <style:style style:name="P24" style:family="paragraph" style:parent-style-name="Table_20_Contents">
      <style:text-properties officeooo:paragraph-rsid="04a0df66"/>
    </style:style>
    <style:style style:name="P25" style:family="paragraph" style:parent-style-name="Table_20_Contents">
      <style:text-properties officeooo:paragraph-rsid="03266a92"/>
    </style:style>
    <style:style style:name="P26" style:family="paragraph" style:parent-style-name="Table_20_Contents">
      <style:text-properties officeooo:paragraph-rsid="04ab2c74"/>
    </style:style>
    <style:style style:name="P27" style:family="paragraph" style:parent-style-name="Table_20_Contents">
      <style:text-properties officeooo:paragraph-rsid="032bbd7a"/>
    </style:style>
    <style:style style:name="P28" style:family="paragraph" style:parent-style-name="Table_20_Contents">
      <style:text-properties officeooo:paragraph-rsid="036b7fd3"/>
    </style:style>
    <style:style style:name="P29" style:family="paragraph" style:parent-style-name="Table_20_Contents">
      <style:text-properties officeooo:paragraph-rsid="049687d6"/>
    </style:style>
    <style:style style:name="P30" style:family="paragraph" style:parent-style-name="Table_20_Contents">
      <style:text-properties officeooo:paragraph-rsid="04926971"/>
    </style:style>
    <style:style style:name="P31" style:family="paragraph" style:parent-style-name="Table_20_Contents">
      <style:text-properties officeooo:paragraph-rsid="044ab44f"/>
    </style:style>
    <style:style style:name="P32" style:family="paragraph" style:parent-style-name="Table_20_Contents">
      <style:text-properties officeooo:paragraph-rsid="044d6203"/>
    </style:style>
    <style:style style:name="P33" style:family="paragraph" style:parent-style-name="Table_20_Contents">
      <style:text-properties officeooo:paragraph-rsid="04697cf6"/>
    </style:style>
    <style:style style:name="P34" style:family="paragraph" style:parent-style-name="Table_20_Contents">
      <style:text-properties officeooo:paragraph-rsid="051133a8"/>
    </style:style>
    <style:style style:name="P3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text-properties officeooo:paragraph-rsid="032539cf"/>
    </style:style>
    <style:style style:name="P39" style:family="paragraph" style:parent-style-name="Table_20_Contents">
      <style:text-properties officeooo:paragraph-rsid="03d70fa4"/>
    </style:style>
    <style:style style:name="P40" style:family="paragraph" style:parent-style-name="Table_20_Contents">
      <style:text-properties officeooo:paragraph-rsid="03d2b776"/>
    </style:style>
    <style:style style:name="P41" style:family="paragraph" style:parent-style-name="Table_20_Contents">
      <style:text-properties officeooo:paragraph-rsid="05229a49"/>
    </style:style>
    <style:style style:name="P42" style:family="paragraph" style:parent-style-name="Table_20_Contents">
      <style:text-properties officeooo:paragraph-rsid="0378741f"/>
    </style:style>
    <style:style style:name="P43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officeooo:paragraph-rsid="0453bfb4"/>
    </style:style>
    <style:style style:name="P50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5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294e861"/>
    </style:style>
    <style:style style:name="P59" style:family="paragraph" style:parent-style-name="Table_20_Contents">
      <style:text-properties officeooo:paragraph-rsid="02b867ce"/>
    </style:style>
    <style:style style:name="P60" style:family="paragraph" style:parent-style-name="Table_20_Contents">
      <style:text-properties officeooo:paragraph-rsid="010e8474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5acc009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8" style:family="paragraph" style:parent-style-name="Table_20_Contents">
      <style:text-properties officeooo:paragraph-rsid="02ae0b54"/>
    </style:style>
    <style:style style:name="P6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Table_20_Contents">
      <style:text-properties style:font-name="Courier New" fo:font-size="10pt" fo:language="zxx" fo:country="none" officeooo:paragraph-rsid="015de26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5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6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7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8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9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90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1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2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102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103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Standard">
      <style:text-properties style:font-name="Courier New" fo:font-size="10pt" fo:language="zxx" fo:country="none" officeooo:paragraph-rsid="0573c581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5bc4c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582cce9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5445c9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officeooo:rsid="05445c9d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5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6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7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style:font-name-complex="Courier New"/>
    </style:style>
    <style:style style:name="T11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77dedb"/>
    </style:style>
    <style:style style:name="T13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style:font-name="Courier New" officeooo:rsid="052883ca"/>
    </style:style>
    <style:style style:name="T139" style:family="text">
      <style:text-properties style:font-name="Courier New" officeooo:rsid="04dc5c57"/>
    </style:style>
    <style:style style:name="T140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141" style:family="text">
      <style:text-properties officeooo:rsid="023d069c"/>
    </style:style>
    <style:style style:name="T142" style:family="text">
      <style:text-properties officeooo:rsid="021570c6"/>
    </style:style>
    <style:style style:name="T143" style:family="text">
      <style:text-properties officeooo:rsid="02984091"/>
    </style:style>
    <style:style style:name="T144" style:family="text">
      <style:text-properties officeooo:rsid="0298730b"/>
    </style:style>
    <style:style style:name="T145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6" style:family="text">
      <style:text-properties fo:font-style="normal" officeooo:rsid="023ec219" style:font-style-asian="normal" style:font-style-complex="normal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officeooo:rsid="0213f657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1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officeooo:rsid="02b867ce"/>
    </style:style>
    <style:style style:name="T20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officeooo:rsid="04144748"/>
    </style:style>
    <style:style style:name="T211" style:family="text">
      <style:text-properties officeooo:rsid="0478c748"/>
    </style:style>
    <style:style style:name="T212" style:family="text">
      <style:text-properties fo:font-style="italic" officeooo:rsid="040de640" style:font-style-asian="italic" style:font-style-complex="italic"/>
    </style:style>
    <style:style style:name="T213" style:family="text">
      <style:text-properties fo:font-style="italic" officeooo:rsid="0478c748" style:font-style-asian="italic" style:font-style-complex="italic"/>
    </style:style>
    <style:style style:name="T214" style:family="text">
      <style:text-properties fo:font-style="italic" officeooo:rsid="04125c48" style:font-style-asian="italic" style:font-style-complex="italic"/>
    </style:style>
    <style:style style:name="T215" style:family="text">
      <style:text-properties officeooo:rsid="042d7d17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officeooo:rsid="041182c7" style:font-style-asian="italic" style:font-style-complex="italic"/>
    </style:style>
    <style:style style:name="T218" style:family="text">
      <style:text-properties officeooo:rsid="051a58c7"/>
    </style:style>
    <style:style style:name="T219" style:family="text">
      <style:text-properties officeooo:rsid="0424aa9b"/>
    </style:style>
    <style:style style:name="T220" style:family="text">
      <style:text-properties style:font-name="Courier New" officeooo:rsid="040de640"/>
    </style:style>
    <style:style style:name="T221" style:family="text">
      <style:text-properties style:font-name="Courier New" officeooo:rsid="051a58c7"/>
    </style:style>
    <style:style style:name="T222" style:family="text">
      <style:text-properties style:font-name="Courier New" fo:font-weight="normal" officeooo:rsid="040de640" style:font-weight-asian="normal" style:font-weight-complex="normal"/>
    </style:style>
    <style:style style:name="T223" style:family="text">
      <style:text-properties style:font-name="Courier New" fo:font-weight="normal" officeooo:rsid="04283cfb" style:font-weight-asian="normal" style:font-weight-complex="normal"/>
    </style:style>
    <style:style style:name="T224" style:family="text">
      <style:text-properties officeooo:rsid="048a07de"/>
    </style:style>
    <style:style style:name="T225" style:family="text">
      <style:text-properties officeooo:rsid="04546f38"/>
    </style:style>
    <style:style style:name="T22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7" style:family="text">
      <style:text-properties fo:language="zxx" fo:country="none" style:language-asian="zxx" style:country-asian="none" style:language-complex="zxx" style:country-complex="none"/>
    </style:style>
    <style:style style:name="T22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9" style:family="text">
      <style:text-properties officeooo:rsid="03f9c86c"/>
    </style:style>
    <style:style style:name="T230" style:family="text">
      <style:text-properties fo:font-style="italic" officeooo:rsid="0576565f" style:font-style-asian="italic" style:font-style-complex="italic"/>
    </style:style>
    <style:style style:name="T231" style:family="text">
      <style:text-properties officeooo:rsid="057656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12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3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4"><text:span text:style-name="Source_20_Text"><text:span text:style-name="T38">isNonNullable(value);</text:span></text:span></text:p>
            <text:p text:style-name="P14"><text:span text:style-name="Source_20_Text"><text:span text:style-name="T38">isNonNullablePrimitive(value);</text:span></text:span></text:p>
            <text:p text:style-name="P13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5"><text:span text:style-name="Source_20_Text"><text:span text:style-name="T40">isPlainObject(value);</text:span></text:span></text:p>
            <text:p text:style-name="P16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</text:span></text:span><text:span text:style-name="Source_20_Text"><text:span text:style-name="T12">); </text:span></text:span><text:span text:style-name="Source_20_Text"><text:span text:style-name="T41">and</text:span></text:span><text:span text:style-name="Source_20_Text"><text:span text:style-name="T42"> </text:span></text:span><text:span text:style-name="Source_20_Text"><text:span text:style-name="T12">is</text:span></text:span><text:span text:style-name="Source_20_Text"><text:span text:style-name="T43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</text:span></text:span><text:span text:style-name="Source_20_Text"><text:span text:style-name="T12">);</text:span></text:span></text:p>
            <text:p text:style-name="P13"><text:span text:style-name="Source_20_Text"><text:span text:style-name="T12">isGenerator</text:span></text:span><text:span text:style-name="Source_20_Text"><text:span text:style-name="T44">F</text:span></text:span><text:span text:style-name="Source_20_Text"><text:span text:style-name="T45">u</text:span></text:span><text:span text:style-name="Source_20_Text"><text:span text:style-name="T44">n</text:span></text:span><text:span text:style-name="Source_20_Text"><text:span text:style-name="T45">ction</text:span></text:span><text:span text:style-name="Source_20_Text"><text:span text:style-name="T12">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7"><text:span text:style-name="Source_20_Text"><text:span text:style-name="T12">isAsync</text:span></text:span><text:span text:style-name="Source_20_Text"><text:span text:style-name="T44">F</text:span></text:span><text:span text:style-name="Source_20_Text"><text:span text:style-name="T45">u</text:span></text:span><text:span text:style-name="Source_20_Text"><text:span text:style-name="T44">n</text:span></text:span><text:span text:style-name="Source_20_Text"><text:span text:style-name="T45">ction</text:span></text:span><text:span text:style-name="Source_20_Text"><text:span text:style-name="T12">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7"><text:span text:style-name="Source_20_Text"><text:span text:style-name="T39">isAsyncGenerator</text:span></text:span><text:span text:style-name="Source_20_Text"><text:span text:style-name="T44">F</text:span></text:span><text:span text:style-name="Source_20_Text"><text:span text:style-name="T45">u</text:span></text:span><text:span text:style-name="Source_20_Text"><text:span text:style-name="T44">n</text:span></text:span><text:span text:style-name="Source_20_Text"><text:span text:style-name="T45">ction</text:span></text:span><text:span text:style-name="Source_20_Text"><text:span text:style-name="T39">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39">);</text:span></text:span></text:p>
            <text:p text:style-name="P17"><text:span text:style-name="Source_20_Text"><text:span text:style-name="T48">isArrow</text:span></text:span><text:span text:style-name="Source_20_Text"><text:span text:style-name="T44">F</text:span></text:span><text:span text:style-name="Source_20_Text"><text:span text:style-name="T45">u</text:span></text:span><text:span text:style-name="Source_20_Text"><text:span text:style-name="T44">n</text:span></text:span><text:span text:style-name="Source_20_Text"><text:span text:style-name="T45">ction</text:span></text:span><text:span text:style-name="Source_20_Text"><text:span text:style-name="T48">(</text:span></text:span><text:span text:style-name="Source_20_Text"><text:span text:style-name="T49">value</text:span></text:span><text:span text:style-name="Source_20_Text"><text:span text:style-name="T48">);</text:span></text:span></text:p>
            <text:p text:style-name="P13"><text:span text:style-name="Source_20_Text"><text:span text:style-name="T39">isProxy(value);</text:span></text:span></text:p>
            <text:p text:style-name="P13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3"><text:span text:style-name="Source_20_Text"><text:span text:style-name="T12">isArraylike(value);</text:span></text:span></text:p>
            <text:p text:style-name="P18"><text:span text:style-name="Source_20_Text"><text:span text:style-name="T12">isTypedArray(value);</text:span></text:span></text:p>
            <text:p text:style-name="P19"><text:span text:style-name="Source_20_Text"><text:span text:style-name="T12">isIterator(v</text:span></text:span><text:span text:style-name="Source_20_Text"><text:span text:style-name="T50">a</text:span></text:span><text:span text:style-name="Source_20_Text"><text:span text:style-name="T51">l</text:span></text:span><text:span text:style-name="Source_20_Text"><text:span text:style-name="T12">); </text:span></text:span><text:span text:style-name="Source_20_Text"><text:span text:style-name="T41">and</text:span></text:span><text:span text:style-name="Source_20_Text"><text:span text:style-name="T42"> </text:span></text:span><text:span text:style-name="Source_20_Text"><text:span text:style-name="T12">isIterable(v</text:span></text:span><text:span text:style-name="Source_20_Text"><text:span text:style-name="T50">a</text:span></text:span><text:span text:style-name="Source_20_Text"><text:span text:style-name="T51">l</text:span></text:span><text:span text:style-name="Source_20_Text"><text:span text:style-name="T12">);</text:span></text:span></text:p>
            <text:p text:style-name="P20"><text:span text:style-name="Source_20_Text"><text:span text:style-name="T12">isAsyncItera</text:span></text:span><text:span text:style-name="Source_20_Text"><text:span text:style-name="T48">tor</text:span></text:span><text:span text:style-name="Source_20_Text"><text:span text:style-name="T12">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3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21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21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21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21"><text:span text:style-name="Source_20_Text"><text:span text:style-name="T40">toPrimitive(valu</text:span></text:span><text:span text:style-name="Source_20_Text"><text:span text:style-name="T54">e</text:span></text:span><text:span text:style-name="Source_20_Text"><text:span text:style-name="T40">);</text:span></text:span></text:p>
            <text:p text:style-name="P21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7">and</text:span></text:span><text:span text:style-name="Source_20_Text"><text:span text:style-name="T58"> </text:span></text:span><text:span text:style-name="Source_20_Text"><text:span text:style-name="T40">toObject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40">);</text:span></text:span></text:p>
            <text:p text:style-name="P22"><text:span text:style-name="Source_20_Text"><text:span text:style-name="T61">isIndex(v</text:span></text:span><text:span text:style-name="Source_20_Text"><text:span text:style-name="T62">alu</text:span></text:span><text:span text:style-name="Source_20_Text"><text:span text:style-name="T63">e</text:span></text:span><text:span text:style-name="Source_20_Text"><text:span text:style-name="T61">); <text:s/></text:span></text:span><text:span text:style-name="Source_20_Text"><text:span text:style-name="T64">and</text:span></text:span><text:span text:style-name="Source_20_Text"><text:span text:style-name="T65"> </text:span></text:span><text:span text:style-name="Source_20_Text"><text:span text:style-name="T66">to</text:span></text:span><text:span text:style-name="Source_20_Text"><text:span text:style-name="T61">Index(va</text:span></text:span><text:span text:style-name="Source_20_Text"><text:span text:style-name="T67">lue</text:span></text:span><text:span text:style-name="Source_20_Text"><text:span text:style-name="T61">);</text:span></text:span></text:p>
            <text:p text:style-name="P23"><text:span text:style-name="Source_20_Text"><text:span text:style-name="T53">isLength</text:span></text:span><text:span text:style-name="Source_20_Text"><text:span text:style-name="T68">(v</text:span></text:span><text:span text:style-name="Source_20_Text"><text:span text:style-name="T53">al</text:span></text:span><text:span text:style-name="Source_20_Text"><text:span text:style-name="T69">ue</text:span></text:span><text:span text:style-name="Source_20_Text"><text:span text:style-name="T68">); 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52">toLength(value);</text:span></text:span></text:p>
            <text:p text:style-name="P24"><text:span text:style-name="Source_20_Text"><text:span text:style-name="T40">toSafeString</text:span></text:span><text:span text:style-name="Source_20_Text"><text:span text:style-name="T72">(value);</text:span></text:span></text:p>
          </table:table-cell>
          <table:table-cell table:style-name="Table1.D2" table:number-rows-spanned="3" office:value-type="string">
            <text:p text:style-name="P25"><text:span text:style-name="Source_20_Text"><text:span text:style-name="T12">qsa(selector[,context]).forEach(c</text:span></text:span><text:span text:style-name="Source_20_Text"><text:span text:style-name="T73">a</text:span></text:span><text:span text:style-name="Source_20_Text"><text:span text:style-name="T74">llback</text:span></text:span><text:span text:style-name="Source_20_Text"><text:span text:style-name="T12">);</text:span></text:span></text:p>
            <text:p text:style-name="P25"><text:span text:style-name="Source_20_Text"><text:span text:style-name="T12">qs(selector[,context]);</text:span></text:span></text:p>
            <text:p text:style-name="P25"><text:span text:style-name="Source_20_Text"><text:span text:style-name="T12">domReady(c</text:span></text:span><text:span text:style-name="Source_20_Text"><text:span text:style-name="T73">allback</text:span></text:span><text:span text:style-name="Source_20_Text"><text:span text:style-name="T12">);</text:span></text:span></text:p>
            <text:p text:style-name="P25"><text:span text:style-name="Source_20_Text"><text:span text:style-name="T75">domClear(e</text:span></text:span><text:span text:style-name="Source_20_Text"><text:span text:style-name="T76">lement</text:span></text:span><text:span text:style-name="Source_20_Text"><text:span text:style-name="T75">);</text:span></text:span></text:p>
            <text:p text:style-name="P25"><text:span text:style-name="Source_20_Text"><text:span text:style-name="T12">domCreate(type[,properties[,innerHTML]]);</text:span></text:span></text:p>
            <text:p text:style-name="P25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5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5"><text:span text:style-name="Source_20_Text"><text:span text:style-name="T12">domGetCSS(element</text:span></text:span><text:span text:style-name="Source_20_Text"><text:span text:style-name="T77">[</text:span></text:span><text:span text:style-name="Source_20_Text"><text:span text:style-name="T12">,property</text:span></text:span><text:span text:style-name="Source_20_Text"><text:span text:style-name="T78">]</text:span></text:span><text:span text:style-name="Source_20_Text"><text:span text:style-name="T12">);</text:span></text:span></text:p>
            <text:p text:style-name="P25"><text:span text:style-name="Source_20_Text"><text:span text:style-name="T12">domSetCSS(element,property,value);</text:span></text:span></text:p>
            <text:p text:style-name="P25"><text:span text:style-name="Source_20_Text"><text:span text:style-name="T12">domSetCSS(element,properties);</text:span></text:span></text:p>
            <text:p text:style-name="P25"><text:span text:style-name="Source_20_Text"><text:span text:style-name="T12">domFadeIn(element[,duration[,display]]);</text:span></text:span></text:p>
            <text:p text:style-name="P25"><text:span text:style-name="Source_20_Text"><text:span text:style-name="T12">domFadeOut(element[,duration]); </text:span></text:span></text:p>
            <text:p text:style-name="P25"><text:span text:style-name="Source_20_Text"><text:span text:style-name="T12">domFadeToggle(elem[,duration[,display]]);</text:span></text:span></text:p>
            <text:p text:style-name="P25"><text:span text:style-name="Source_20_Text"><text:span text:style-name="T12">domShow(element[,display]);</text:span></text:span></text:p>
            <text:p text:style-name="P25"><text:span text:style-name="Source_20_Text"><text:span text:style-name="T12">domHide(e</text:span></text:span><text:span text:style-name="Source_20_Text"><text:span text:style-name="T79">le</text:span></text:span><text:span text:style-name="Source_20_Text"><text:span text:style-name="T80">ment</text:span></text:span><text:span text:style-name="Source_20_Text"><text:span text:style-name="T12">);</text:span></text:span></text:p>
            <text:p text:style-name="P25"><text:span text:style-name="Source_20_Text"><text:span text:style-name="T12">domToggle(element[,display]);</text:span></text:span></text:p>
            <text:p text:style-name="P25"><text:span text:style-name="Source_20_Text"><text:span text:style-name="T12">domIsHidden(element);</text:span></text:span></text:p>
            <text:p text:style-name="P26"><text:span text:style-name="Source_20_Text"><text:span text:style-name="T81">domScrollToTop();</text:span></text:span></text:p>
            <text:p text:style-name="P26"><text:span text:style-name="Source_20_Text"><text:span text:style-name="T82">domScrollToBottom();</text:span></text:span></text:p>
            <text:p text:style-name="P25"><text:span text:style-name="Source_20_Text"><text:span text:style-name="T12">domScrollToElement(element[,top=true]);<text:line-break/>domSiblings(element);</text:span></text:span></text:p>
            <text:p text:style-name="P25"><text:span text:style-name="Source_20_Text"><text:span text:style-name="T12">domSiblingsPrev(element);</text:span></text:span></text:p>
            <text:p text:style-name="P25"><text:span text:style-name="Source_20_Text"><text:span text:style-name="T12">domSiblings</text:span></text:span><text:span text:style-name="Source_20_Text"><text:span text:style-name="T83">Left</text:span></text:span><text:span text:style-name="Source_20_Text"><text:span text:style-name="T12">(element);</text:span></text:span></text:p>
            <text:p text:style-name="P18"><text:span text:style-name="Source_20_Text"><text:span text:style-name="T12">domSiblingsNext(element);</text:span></text:span></text:p>
            <text:p text:style-name="P18"><text:span text:style-name="Source_20_Text"><text:span text:style-name="T12">domSiblings</text:span></text:span><text:span text:style-name="Source_20_Text"><text:span text:style-name="T83">Right</text:span></text:span><text:span text:style-name="Source_20_Text"><text:span text:style-name="T12">(element);</text:span></text:span></text:p>
            <text:p text:style-name="P25"><text:span text:style-name="Source_20_Text"><text:span text:style-name="T84">domGetC</text:span></text:span><text:span text:style-name="Source_20_Text"><text:span text:style-name="T85">SS</text:span></text:span><text:span text:style-name="Source_20_Text"><text:span text:style-name="T84">Var(name);</text:span></text:span></text:p>
            <text:p text:style-name="P25"><text:span text:style-name="Source_20_Text"><text:span text:style-name="T12">domSetC</text:span></text:span><text:span text:style-name="Source_20_Text"><text:span text:style-name="T85">SS</text:span></text:span><text:span text:style-name="Source_20_Text"><text:span text:style-name="T12">Var(</text:span></text:span><text:span text:style-name="Source_20_Text"><text:span text:style-name="T84">n</text:span></text:span><text:span text:style-name="Source_20_Text"><text:span text:style-name="T12">a</text:span></text:span><text:span text:style-name="Source_20_Text"><text:span text:style-name="T84">me</text:span></text:span><text:span text:style-name="Source_20_Text"><text:span text:style-name="T12">,</text:span></text:span><text:span text:style-name="Source_20_Text"><text:span text:style-name="T84">v</text:span></text:span><text:span text:style-name="Source_20_Text"><text:span text:style-name="T12">a</text:span></text:span><text:span text:style-name="Source_20_Text"><text:span text:style-name="T84">lue</text:span></text:span><text:span text:style-name="Source_20_Text"><text:span text:style-name="T12">);</text:span></text:span></text:p>
            <text:p text:style-name="P25"><text:span text:style-name="Source_20_Text"><text:span text:style-name="T12">importScript(script1[,scriptN]);</text:span></text:span></text:p>
            <text:p text:style-name="P25"><text:span text:style-name="Source_20_Text"><text:span text:style-name="T12">importStyle(style1[,styleN]);</text:span></text:span></text:p>
            <text:p text:style-name="P27"><text:span text:style-name="Source_20_Text"><text:span text:style-name="T12">setFullscreenOn(selector</text:span></text:span><text:span text:style-name="Source_20_Text"><text:span text:style-name="T86">);</text:span></text:span></text:p>
            <text:p text:style-name="P27"><text:span text:style-name="Source_20_Text"><text:span text:style-name="T12">setFullscreenOn(element);</text:span></text:span></text:p>
            <text:p text:style-name="P25"><text:span text:style-name="Source_20_Text"><text:span text:style-name="T12">setFullscreenOff();</text:span></text:span></text:p>
            <text:p text:style-name="P28"><text:span text:style-name="Source_20_Text"><text:span text:style-name="T12">getFullscreen();<text:line-break/>form2array(form);</text:span></text:span></text:p>
            <text:p text:style-name="P28"><text:span text:style-name="Source_20_Text"><text:span text:style-name="T12">form2string(form);</text:span></text:span></text:p>
            <text:p text:style-name="P25"><text:span text:style-name="Source_20_Text"><text:span text:style-name="T12">getDoNotTrack();</text:span></text:span></text:p>
            <text:p text:style-name="P28"><text:span text:style-name="Source_20_Text"><text:span text:style-name="T12">getLocation(success[,error]);</text:span></text:span></text:p>
            <text:p text:style-name="P28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9"><text:span text:style-name="Source_20_Text"><text:span text:style-name="T87">VERSION;</text:span></text:span></text:p>
            <text:p text:style-name="P30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30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30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30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30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30"><text:span text:style-name="Source_20_Text"><text:span text:style-name="T88">BASE16;</text:span></text:span></text:p>
            <text:p text:style-name="P30"><text:span text:style-name="Source_20_Text"><text:span text:style-name="T88">BASE</text:span></text:span><text:span text:style-name="Source_20_Text"><text:span text:style-name="T89">32;</text:span></text:span></text:p>
            <text:p text:style-name="P30"><text:span text:style-name="Source_20_Text"><text:span text:style-name="T89">BASE36;</text:span></text:span></text:p>
            <text:p text:style-name="P30"><text:span text:style-name="Source_20_Text"><text:span text:style-name="T89">BASE58;</text:span></text:span></text:p>
            <text:p text:style-name="P30"><text:span text:style-name="Source_20_Text"><text:span text:style-name="T89">BASE62;</text:span></text:span></text:p>
            <text:p text:style-name="P30"><text:span text:style-name="Source_20_Text"><text:span text:style-name="T89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31"><text:span text:style-name="Source_20_Text"><text:span text:style-name="T12">extend([deep,]target,source1[,s</text:span></text:span><text:span text:style-name="Source_20_Text"><text:span text:style-name="T90">ou</text:span></text:span><text:span text:style-name="Source_20_Text"><text:span text:style-name="T12">rc</text:span></text:span><text:span text:style-name="Source_20_Text"><text:span text:style-name="T90">e</text:span></text:span><text:span text:style-name="Source_20_Text"><text:span text:style-name="T12">N]);</text:span></text:span></text:p>
            <text:p text:style-name="P31"><text:span text:style-name="Source_20_Text"><text:span text:style-name="T12">deleteOwnProperty(</text:span></text:span><text:span text:style-name="Source_20_Text"><text:span text:style-name="T91">obj</text:span></text:span><text:span text:style-name="Source_20_Text"><text:span text:style-name="T12">,</text:span></text:span><text:span text:style-name="Source_20_Text"><text:span text:style-name="T91">prop</text:span></text:span><text:span text:style-name="Source_20_Text"><text:span text:style-name="T12">[,Throw=false]);</text:span></text:span></text:p>
            <text:p text:style-name="P31"><text:span text:style-name="Source_20_Text"><text:span text:style-name="T12">sizeIn(o</text:span></text:span><text:span text:style-name="Source_20_Text"><text:span text:style-name="T92">bje</text:span></text:span><text:span text:style-name="Source_20_Text"><text:span text:style-name="T93">ct</text:span></text:span><text:span text:style-name="Source_20_Text"><text:span text:style-name="T12">);</text:span></text:span></text:p>
            <text:p text:style-name="P31"><text:span text:style-name="Source_20_Text"><text:span text:style-name="T12">pick(object,keys);</text:span></text:span></text:p>
            <text:p text:style-name="P31"><text:span text:style-name="Source_20_Text"><text:span text:style-name="T94">omit</text:span></text:span><text:span text:style-name="Source_20_Text"><text:span text:style-name="T12">(object,keys);</text:span></text:span></text:p>
            <text:p text:style-name="P31"><text:span text:style-name="Source_20_Text"><text:span text:style-name="T95">assoc(object,key,value);</text:span></text:span></text:p>
            <text:p text:style-name="P31"><text:span text:style-name="Source_20_Text"><text:span text:style-name="T12">delay(mi</text:span></text:span><text:span text:style-name="Source_20_Text"><text:span text:style-name="T96">lis</text:span></text:span><text:span text:style-name="Source_20_Text"><text:span text:style-name="T12">e</text:span></text:span><text:span text:style-name="Source_20_Text"><text:span text:style-name="T96">c</text:span></text:span><text:span text:style-name="Source_20_Text"><text:span text:style-name="T12">).then(callback);</text:span></text:span></text:p>
            <text:p text:style-name="P31"><text:span text:style-name="Source_20_Text"><text:span text:style-name="T12">bind(</text:span></text:span><text:span text:style-name="Source_20_Text"><text:span text:style-name="T97">function</text:span></text:span><text:span text:style-name="Source_20_Text"><text:span text:style-name="T12">,context);</text:span></text:span></text:p>
            <text:p text:style-name="P31"><text:span text:style-name="Source_20_Text"><text:span text:style-name="T98">unBind</text:span></text:span><text:span text:style-name="Source_20_Text"><text:span text:style-name="T99">(</text:span></text:span><text:span text:style-name="Source_20_Text"><text:span text:style-name="T100">f</text:span></text:span><text:span text:style-name="Source_20_Text"><text:span text:style-name="T101">unction</text:span></text:span><text:span text:style-name="Source_20_Text"><text:span text:style-name="T99">);</text:span></text:span></text:p>
            <text:p text:style-name="P31"><text:span text:style-name="Source_20_Text"><text:span text:style-name="T99">curry(function);</text:span></text:span></text:p>
            <text:p text:style-name="P31"><text:span text:style-name="Source_20_Text"><text:span text:style-name="T99">compose(function1[,functionN]);</text:span></text:span></text:p>
            <text:p text:style-name="P31"><text:span text:style-name="Source_20_Text"><text:span text:style-name="T99">pipe(function1[,functionN]);</text:span></text:span></text:p>
            <text:p text:style-name="P31"><text:span text:style-name="Source_20_Text"><text:span text:style-name="T102">once(function);</text:span></text:span></text:p>
            <text:p text:style-name="P31"><text:span text:style-name="Source_20_Text"><text:span text:style-name="T95">tap(function): function(</text:span></text:span><text:span text:style-name="Source_20_Text"><text:span text:style-name="T103">value</text:span></text:span><text:span text:style-name="Source_20_Text"><text:span text:style-name="T95">);</text:span></text:span></text:p>
            <text:p text:style-name="P32"><text:span text:style-name="Source_20_Text"><text:span text:style-name="T12">randomBoolean</text:span></text:span><text:span text:style-name="Source_20_Text"><text:span text:style-name="T14">();</text:span></text:span></text:p>
            <text:p text:style-name="P32"><text:span text:style-name="Source_20_Text"><text:span text:style-name="T104">r</text:span></text:span><text:span text:style-name="Source_20_Text"><text:span text:style-name="T14">andomUUIDv7</text:span></text:span><text:span text:style-name="Source_20_Text"><text:span text:style-name="T105">(</text:span></text:span><text:span text:style-name="Source_20_Text"><text:span text:style-name="T106">v4=false</text:span></text:span><text:span text:style-name="Source_20_Text"><text:span text:style-name="T105">);</text:span></text:span></text:p>
            <text:p text:style-name="P32"><text:span text:style-name="Source_20_Text"><text:span text:style-name="T107">timestampID([size=21[,alphabet=</text:span></text:span><text:span text:style-name="Source_20_Text"><text:span text:style-name="T108">"123456789ABCDEFGHJKLMNPQRSTUVWXYZabcdefghijkmnopqrstuvwxyz"</text:span></text:span><text:span text:style-name="Source_20_Text"><text:span text:style-name="T107">]]);</text:span></text:span></text:p>
            <text:p text:style-name="P32"><text:span text:style-name="Source_20_Text"><text:span text:style-name="T88">nanoid([size=21[,alphabet="A-Za-z0-9_-"]]);</text:span></text:span></text:p>
            <text:p text:style-name="P33"><text:span text:style-name="Source_20_Text"><text:span text:style-name="T12">createPolyfillMethod(o</text:span></text:span><text:span text:style-name="Source_20_Text"><text:span text:style-name="T109">b</text:span></text:span><text:span text:style-name="Source_20_Text"><text:span text:style-name="T110">ject</text:span></text:span><text:span text:style-name="Source_20_Text"><text:span text:style-name="T12">,</text:span></text:span><text:span text:style-name="Source_20_Text"><text:span text:style-name="T111">prop</text:span></text:span><text:span text:style-name="Source_20_Text"><text:span text:style-name="T12">,v</text:span></text:span><text:span text:style-name="Source_20_Text"><text:span text:style-name="T112">alu</text:span></text:span><text:span text:style-name="Source_20_Text"><text:span text:style-name="T113">e</text:span></text:span><text:span text:style-name="Source_20_Text"><text:span text:style-name="T12">);</text:span></text:span></text:p>
            <text:p text:style-name="P33"><text:span text:style-name="Source_20_Text"><text:span text:style-name="T12">createPolyfillProperty(o</text:span></text:span><text:span text:style-name="Source_20_Text"><text:span text:style-name="T109">b</text:span></text:span><text:span text:style-name="Source_20_Text"><text:span text:style-name="T110">ject</text:span></text:span><text:span text:style-name="Source_20_Text"><text:span text:style-name="T12">,</text:span></text:span><text:span text:style-name="Source_20_Text"><text:span text:style-name="T111">prop</text:span></text:span><text:span text:style-name="Source_20_Text"><text:span text:style-name="T12">,v</text:span></text:span><text:span text:style-name="Source_20_Text"><text:span text:style-name="T114">alu</text:span></text:span><text:span text:style-name="Source_20_Text"><text:span text:style-name="T115">e</text:span></text:span><text:span text:style-name="Source_20_Text"><text:span text:style-name="T12">);</text:span></text:span></text:p>
            <text:p text:style-name="P33"><text:span text:style-name="Source_20_Text"><text:span text:style-name="T12">getUrlVars([str=location.search]);</text:span></text:span></text:p>
            <text:p text:style-name="P33"><text:span text:style-name="Source_20_Text"><text:span text:style-name="T12">obj2string(object);</text:span></text:span></text:p>
            <text:p text:style-name="P34"><text:span text:style-name="Source_20_Text"><text:span text:style-name="T116">a</text:span></text:span><text:span text:style-name="Source_20_Text"><text:span text:style-name="T12">ssert</text:span></text:span><text:span text:style-name="Source_20_Text"><text:span text:style-name="T116">(condition[,message</text:span></text:span><text:span text:style-name="Source_20_Text"><text:span text:style-name="T117">|error</text:span></text:span><text:span text:style-name="Source_20_Text"><text:span text:style-name="T116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6">String API</text:p>
          </table:table-cell>
          <table:table-cell table:style-name="Table5.B1" table:number-columns-spanned="2" office:value-type="string">
            <text:p text:style-name="P37"><text:span text:style-name="Source_20_Text"><text:span text:style-name="T118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8"><text:span text:style-name="Source_20_Text"><text:span text:style-name="T12"/></text:span></text:p>
            <text:p text:style-name="P39"><text:span text:style-name="Source_20_Text"><text:span text:style-name="T12">b64Decode(s</text:span></text:span><text:span text:style-name="Source_20_Text"><text:span text:style-name="T79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40"><text:span text:style-name="Source_20_Text"><text:span text:style-name="T12">b64Encode(string);</text:span></text:span></text:p>
            <text:p text:style-name="P41"><text:span text:style-name="Source_20_Text"><text:span text:style-name="T12"/></text:span></text:p>
            <text:p text:style-name="P41"><text:span text:style-name="Source_20_Text"><text:span text:style-name="T12">strCodePoints(s</text:span></text:span><text:span text:style-name="Source_20_Text"><text:span text:style-name="T119">t</text:span></text:span><text:span text:style-name="Source_20_Text"><text:span text:style-name="T116">ring</text:span></text:span><text:span text:style-name="Source_20_Text"><text:span text:style-name="T12">);</text:span></text:span></text:p>
            <text:p text:style-name="P41"><text:span text:style-name="Source_20_Text"><text:span text:style-name="T12">strFromCodePoints(i</text:span></text:span><text:span text:style-name="Source_20_Text"><text:span text:style-name="T120">terator</text:span></text:span><text:span text:style-name="Source_20_Text"><text:span text:style-name="T12">);</text:span></text:span></text:p>
            <text:p text:style-name="P41"><text:span text:style-name="Source_20_Text"><text:span text:style-name="T12"/></text:span></text:p>
            <text:p text:style-name="P39"><text:span text:style-name="Source_20_Text"><text:span text:style-name="T12">strAt(s</text:span></text:span><text:span text:style-name="Source_20_Text"><text:span text:style-name="T121">tri</text:span></text:span><text:span text:style-name="Source_20_Text"><text:span text:style-name="T122">ng</text:span></text:span><text:span text:style-name="Source_20_Text"><text:span text:style-name="T12">,index[,newChar]);</text:span></text:span></text:p>
            <text:p text:style-name="P39"><text:span text:style-name="Source_20_Text"><text:span text:style-name="T12"/></text:span></text:p>
            <text:p text:style-name="P39"><text:span text:style-name="Source_20_Text"><text:span text:style-name="T12">strCount</text:span></text:span><text:span text:style-name="Source_20_Text"><text:span text:style-name="T123">(string, substring);</text:span></text:span></text:p>
            <text:p text:style-name="P39"><text:span text:style-name="Source_20_Text"><text:span text:style-name="T12"/></text:span></text:p>
            <text:p text:style-name="P41"><text:span text:style-name="Source_20_Text"><text:span text:style-name="T12">strSplice(</text:span></text:span><text:span text:style-name="Source_20_Text"><text:span text:style-name="T121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4">]);</text:span></text:span></text:p>
            <text:p text:style-name="P41"><text:span text:style-name="Source_20_Text"><text:span text:style-name="T125"/></text:span></text:p>
            <text:p text:style-name="P41"><text:span text:style-name="Source_20_Text"><text:span text:style-name="T125">strTruncate(st</text:span></text:span><text:span text:style-name="Source_20_Text"><text:span text:style-name="T116">ring</text:span></text:span><text:span text:style-name="Source_20_Text"><text:span text:style-name="T125">);</text:span></text:span></text:p>
            <text:p text:style-name="P41"><text:span text:style-name="Source_20_Text"><text:span text:style-name="T12"/></text:span></text:p>
            <text:p text:style-name="P41"><text:span text:style-name="Source_20_Text"><text:span text:style-name="T12">strReverse(s</text:span></text:span><text:span text:style-name="Source_20_Text"><text:span text:style-name="T50">t</text:span></text:span><text:span text:style-name="Source_20_Text"><text:span text:style-name="T126">ring</text:span></text:span><text:span text:style-name="Source_20_Text"><text:span text:style-name="T12">);</text:span></text:span></text:p>
            <text:p text:style-name="P41"><text:span text:style-name="Source_20_Text"><text:span text:style-name="T125"/></text:span></text:p>
            <text:p text:style-name="P39"><text:span text:style-name="Source_20_Text"><text:span text:style-name="T12">strUpFirst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2">);</text:span></text:span></text:p>
            <text:p text:style-name="P41"><text:span text:style-name="Source_20_Text"><text:span text:style-name="T12">strDownFirst(s</text:span></text:span><text:span text:style-name="Source_20_Text"><text:span text:style-name="T128">tri</text:span></text:span><text:span text:style-name="Source_20_Text"><text:span text:style-name="T97">ng</text:span></text:span><text:span text:style-name="Source_20_Text"><text:span text:style-name="T12">);</text:span></text:span></text:p>
            <text:p text:style-name="P41"><text:span text:style-name="Source_20_Text"><text:span text:style-name="T12">strCapitaliz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2">);</text:span></text:span></text:p>
            <text:p text:style-name="P41"><text:span text:style-name="Source_20_Text"><text:span text:style-name="T12">strProper</text:span></text:span><text:span text:style-name="Source_20_Text"><text:span text:style-name="T129">c</text:span></text:span><text:span text:style-name="Source_20_Text"><text:span text:style-name="T12">as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2">); </text:span></text:span></text:p>
            <text:p text:style-name="P41"><text:span text:style-name="Source_20_Text"><text:span text:style-name="T130">s</text:span></text:span><text:span text:style-name="Source_20_Text"><text:span text:style-name="T12">tr</text:span></text:span><text:span text:style-name="Source_20_Text"><text:span text:style-name="T131">T</text:span></text:span><text:span text:style-name="Source_20_Text"><text:span text:style-name="T132">itle</text:span></text:span><text:span text:style-name="Source_20_Text"><text:span text:style-name="T129">c</text:span></text:span><text:span text:style-name="Source_20_Text"><text:span text:style-name="T12">as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2">);</text:span></text:span></text:p>
            <text:p text:style-name="P39"><text:span text:style-name="Source_20_Text"><text:span text:style-name="T12"/></text:span></text:p>
            <text:p text:style-name="P41"><text:span text:style-name="Source_20_Text"><text:span text:style-name="T12">strHTMLEscap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2">);</text:span></text:span></text:p>
            <text:p text:style-name="P41"><text:span text:style-name="Source_20_Text"><text:span text:style-name="T12">str</text:span></text:span><text:span text:style-name="Source_20_Text"><text:span text:style-name="T133">HTML</text:span></text:span><text:span text:style-name="Source_20_Text"><text:span text:style-name="T12">RemoveTags(string);</text:span></text:span></text:p>
            <text:p text:style-name="P41"><text:span text:style-name="Source_20_Text"><text:span text:style-name="T12">strHTML</text:span></text:span><text:span text:style-name="Source_20_Text"><text:span text:style-name="T134">Un</text:span></text:span><text:span text:style-name="Source_20_Text"><text:span text:style-name="T12">Escape(s</text:span></text:span><text:span text:style-name="Source_20_Text"><text:span text:style-name="T127">tri</text:span></text:span><text:span text:style-name="Source_20_Text"><text:span text:style-name="T126">ng</text:span></text:span><text:span text:style-name="Source_20_Text"><text:span text:style-name="T12">);</text:span></text:span></text:p>
            <text:p text:style-name="P41"><text:span text:style-name="Source_20_Text"><text:span text:style-name="T12"/></text:span></text:p>
          </table:table-cell>
          <table:table-cell table:style-name="Table5.B2" office:value-type="string">
            <text:p text:style-name="P42"><text:span text:style-name="Source_20_Text"><text:span text:style-name="T116"/></text:span></text:p>
            <text:p text:style-name="P43">sum(value1[,valueN]);</text:p>
            <text:p text:style-name="P43">avg(value1[,valueN]);</text:p>
            <text:p text:style-name="P43">product(value1[,valueN]);</text:p>
            <text:p text:style-name="P43"/>
            <text:p text:style-name="P43">clamp(value,min,max);</text:p>
            <text:p text:style-name="P43"><text:span text:style-name="T135">minmax</text:span>(value,min,max);</text:p>
            <text:p text:style-name="P41"><text:span text:style-name="Source_20_Text"><text:span text:style-name="T12"/></text:span></text:p>
            <text:p text:style-name="P41"><text:span text:style-name="Source_20_Text"><text:span text:style-name="T12">inRange(value,min,max);</text:span></text:span></text:p>
            <text:p text:style-name="P41"><text:span text:style-name="Source_20_Text"><text:span text:style-name="T136"/></text:span></text:p>
            <text:p text:style-name="P41"><text:span text:style-name="Source_20_Text"><text:span text:style-name="T136">signbit(value);</text:span></text:span></text:p>
            <text:p text:style-name="P41"><text:span text:style-name="Source_20_Text"><text:span text:style-name="T12"/></text:span></text:p>
            <text:p text:style-name="P41"><text:span text:style-name="Source_20_Text"><text:span text:style-name="T12">randomInt([max]);</text:span></text:span></text:p>
            <text:p text:style-name="P41"><text:span text:style-name="Source_20_Text"><text:span text:style-name="T12">randomInt(min,max);</text:span></text:span></text:p>
            <text:p text:style-name="P41"><text:span text:style-name="Source_20_Text"><text:span text:style-name="T12"/></text:span></text:p>
            <text:p text:style-name="P41"><text:span text:style-name="Source_20_Text"><text:span text:style-name="T12">randomFloat([max]);</text:span></text:span></text:p>
            <text:p text:style-name="P41"><text:span text:style-name="Source_20_Text"><text:span text:style-name="T137">randomFloat(min,max);</text:span></text:span></text:p>
            <text:p text:style-name="P41"><text:span text:style-name="Source_20_Text"><text:span text:style-name="T137"/></text:span></text:p>
            <text:p text:style-name="P44">add(value1,value2);</text:p>
            <text:p text:style-name="P45"><text:span text:style-name="Source_20_Text"><text:span text:style-name="T138">sub</text:span></text:span><text:span text:style-name="Source_20_Text"><text:span text:style-name="T139">(value1,value2);</text:span></text:span></text:p>
            <text:p text:style-name="P45"><text:span text:style-name="Source_20_Text"><text:span text:style-name="T138">mul</text:span></text:span><text:span text:style-name="Source_20_Text"><text:span text:style-name="T139">(value1,value2);</text:span></text:span></text:p>
            <text:p text:style-name="P45"><text:span text:style-name="Source_20_Text"><text:span text:style-name="T138">div</text:span></text:span><text:span text:style-name="Source_20_Text"><text:span text:style-name="T139">(value1,value2);</text:span></text:span></text:p>
            <text:p text:style-name="P45"><text:span text:style-name="Source_20_Text"><text:span text:style-name="T140"/></text:span></text:p>
            <text:p text:style-name="P45"><text:span text:style-name="Source_20_Text"><text:span text:style-name="T139">divMo</text:span></text:span><text:span text:style-name="Source_20_Text"><text:span text:style-name="T138">d</text:span></text:span><text:span text:style-name="Source_20_Text"><text:span text:style-name="T139">(value1,value2);</text:span></text:span></text:p>
            <text:p text:style-name="P45"><text:span text:style-name="Source_20_Text"><text:span text:style-name="T138">mod</text:span></text:span><text:span text:style-name="Source_20_Text"><text:span text:style-name="T139">(value1,value2);</text:span></text:span></text:p>
            <text:p text:style-name="P45"><text:span text:style-name="Source_20_Text"><text:span text:style-name="T137"/></text:span></text:p>
          </table:table-cell>
          <table:table-cell table:style-name="Table5.C2" office:value-type="string">
            <text:p text:style-name="P46"/>
            <text:p text:style-name="P46">isEven(value);</text:p>
            <text:p text:style-name="P46">isOdd(valu<text:span text:style-name="T141">e</text:span>);</text:p>
            <text:p text:style-name="P47">isInt8(value);</text:p>
            <text:p text:style-name="P47">isInt16(value);</text:p>
            <text:p text:style-name="P47">isUInt32(value);</text:p>
            <text:p text:style-name="P47">isUInt8(value);</text:p>
            <text:p text:style-name="P47">isUInt16(value);</text:p>
            <text:p text:style-name="P47">isInt32(value);</text:p>
            <text:p text:style-name="P47">isBigInt64(value);</text:p>
            <text:p text:style-name="P48"><text:span text:style-name="T142">i</text:span><text:span text:style-name="T143">s</text:span>BigUInt64(value);</text:p>
            <text:p text:style-name="P48"><text:span text:style-name="T143">is</text:span>Float<text:span text:style-name="T144">16</text:span>(value);</text:p>
            <text:p text:style-name="P49"><text:span text:style-name="Source_20_Text"><text:span text:style-name="T136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36">);</text:span></text:span></text:p>
            <text:p text:style-name="P49"><text:span text:style-name="Source_20_Text"><text:span text:style-name="T136"/></text:span></text:p>
            <text:p text:style-name="P49"><text:span text:style-name="Source_20_Text"><text:span text:style-name="T112">toInteger(valu</text:span></text:span><text:span text:style-name="Source_20_Text"><text:span text:style-name="T113">e</text:span></text:span><text:span text:style-name="Source_20_Text"><text:span text:style-name="T112">);</text:span></text:span></text:p>
            <text:p text:style-name="P50"><text:span text:style-name="Source_20_Text"><text:span text:style-name="T145">toIntegerOrInfinity(value);</text:span></text:span></text:p>
            <text:p text:style-name="P46"><text:span text:style-name="T146">t</text:span><text:span text:style-name="T147">oInt8(value);</text:span></text:p>
            <text:p text:style-name="P48">toInt16(value);</text:p>
            <text:p text:style-name="P48">toInt32(value);</text:p>
            <text:p text:style-name="P48">toUInt8(value);</text:p>
            <text:p text:style-name="P48">toUInt<text:span text:style-name="T148">1</text:span>6(value);</text:p>
            <text:p text:style-name="P48">toUInt32(value;</text:p>
            <text:p text:style-name="P48">toBigInt64(value);</text:p>
            <text:p text:style-name="P48">toBigUInt64(value);</text:p>
            <text:p text:style-name="P48"><text:span text:style-name="T148">toFloat</text:span><text:span text:style-name="T143">16</text:span><text:span text:style-name="T148">(value);</text:span></text:p>
            <text:p text:style-name="P47"><text:span text:style-name="Source_20_Text"><text:span text:style-name="T118">toFloat32(value);</text:span></text:span></text:p>
            <text:p text:style-name="P47"><text:span text:style-name="Source_20_Text"><text:span text:style-name="T149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51"><text:span text:style-name="Source_20_Text"><text:span text:style-name="T150">Cookie </text:span></text:span><text:span text:style-name="Source_20_Text"><text:span text:style-name="T151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41"><text:span text:style-name="Source_20_Text"><text:span text:style-name="T12">getCookie([name]);</text:span></text:span></text:p>
            <text:p text:style-name="P41"><text:span text:style-name="Source_20_Text"><text:span text:style-name="T13">h</text:span></text:span><text:span text:style-name="Source_20_Text"><text:span text:style-name="T12">asCookie(name);</text:span></text:span></text:p>
            <text:p text:style-name="P41"><text:span text:style-name="Source_20_Text"><text:span text:style-name="T12">setCookie(name,value[,hours</text:span></text:span><text:span text:style-name="Source_20_Text"><text:span text:style-name="T137">=8760</text:span></text:span><text:span text:style-name="Source_20_Text"><text:span text:style-name="T12">[,path</text:span></text:span><text:span text:style-name="Source_20_Text"><text:span text:style-name="T137">="/"</text:span></text:span><text:span text:style-name="Source_20_Text"><text:span text:style-name="T12">[,domain[,secure[,SameSite</text:span></text:span><text:span text:style-name="Source_20_Text"><text:span text:style-name="T137">=</text:span></text:span><text:span text:style-name="Source_20_Text"><text:span text:style-name="T152">"Lax"</text:span></text:span><text:span text:style-name="Source_20_Text"><text:span text:style-name="T12">[,HttpOnly]]]]]]);</text:span></text:span></text:p>
            <text:p text:style-name="P41"><text:span text:style-name="Source_20_Text"><text:span text:style-name="T12">setCookie</text:span></text:span><text:span text:style-name="Source_20_Text"><text:span text:style-name="T137">(Options obje</text:span></text:span><text:span text:style-name="Source_20_Text"><text:span text:style-name="T153">ct: </text:span></text:span><text:span text:style-name="Source_20_Text"><text:span text:style-name="T154">properties are the same as the parameters</text:span></text:span><text:span text:style-name="Source_20_Text"><text:span text:style-name="T137">);</text:span></text:span></text:p>
            <text:p text:style-name="P41"><text:span text:style-name="Source_20_Text"><text:span text:style-name="T12">removeCookie(name[,path</text:span></text:span><text:span text:style-name="Source_20_Text"><text:span text:style-name="T137">="/"</text:span></text:span><text:span text:style-name="Source_20_Text"><text:span text:style-name="T12">[,domain[,secure[,SameSite</text:span></text:span><text:span text:style-name="Source_20_Text"><text:span text:style-name="T137">=</text:span></text:span><text:span text:style-name="Source_20_Text"><text:span text:style-name="T152">"Lax"</text:span></text:span><text:span text:style-name="Source_20_Text"><text:span text:style-name="T12">[,HttpOnly]]]]]);</text:span></text:span></text:p>
            <text:p text:style-name="P41"><text:span text:style-name="Source_20_Text"><text:span text:style-name="T12">removeCookie</text:span></text:span><text:span text:style-name="Source_20_Text"><text:span text:style-name="T137">(Options obje</text:span></text:span><text:span text:style-name="Source_20_Text"><text:span text:style-name="T153">ct: </text:span></text:span><text:span text:style-name="Source_20_Text"><text:span text:style-name="T154">properties are the same as the parameters</text:span></text:span><text:span text:style-name="Source_20_Text"><text:span text:style-name="T137">);</text:span></text:span></text:p>
            <text:p text:style-name="P41"><text:span text:style-name="Source_20_Text"><text:span text:style-name="T116">clearCookies([path</text:span></text:span><text:span text:style-name="Source_20_Text"><text:span text:style-name="T137">="/"</text:span></text:span><text:span text:style-name="Source_20_Text"><text:span text:style-name="T116">[,domain[,</text:span></text:span><text:span text:style-name="Source_20_Text"><text:span text:style-name="T155">sec</text:span></text:span><text:span text:style-name="Source_20_Text"><text:span text:style-name="T116">[,SameSite</text:span></text:span><text:span text:style-name="Source_20_Text"><text:span text:style-name="T137">=</text:span></text:span><text:span text:style-name="Source_20_Text"><text:span text:style-name="T152">"Lax"</text:span></text:span><text:span text:style-name="Source_20_Text"><text:span text:style-name="T116">[,HttpOnly]]]]]);</text:span></text:span></text:p>
            <text:p text:style-name="P41"><text:span text:style-name="Source_20_Text"><text:span text:style-name="T116">clearCookies</text:span></text:span><text:span text:style-name="Source_20_Text"><text:span text:style-name="T137">(Options obje</text:span></text:span><text:span text:style-name="Source_20_Text"><text:span text:style-name="T153">ct: </text:span></text:span><text:span text:style-name="Source_20_Text"><text:span text:style-name="T154">properties are the same as the parameters</text:span></text:span><text:span text:style-name="Source_20_Text"><text:span text:style-name="T137">);</text:span></text:span></text:p>
          </table:table-cell>
          <table:covered-table-cell/>
          <table:covered-table-cell/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3"><text:span text:style-name="Source_20_Text"><text:span text:style-name="T156">Collections </text:span></text:span><text:span text:style-name="Source_20_Text"><text:span text:style-name="T157">API</text:span></text:span></text:p>
          </table:table-cell>
          <table:covered-table-cell/>
          <table:table-cell table:style-name="Table4.C1" office:value-type="string">
            <text:p text:style-name="P54">Polyfills</text:p>
          </table:table-cell>
        </table:table-row>
        <table:table-row>
          <table:table-cell table:style-name="Table4.A2" office:value-type="string">
            <text:p text:style-name="P55"><text:span text:style-name="Source_20_Text"><text:span text:style-name="T158">castArray</text:span></text:span><text:span text:style-name="Source_20_Text"><text:span text:style-name="T159">(value);</text:span></text:span></text:p>
            <text:p text:style-name="P55"><text:span text:style-name="Source_20_Text"><text:span text:style-name="T160">arrayDeepClone(array);</text:span></text:span></text:p>
            <text:p text:style-name="P55"><text:span text:style-name="Source_20_Text"><text:span text:style-name="T160">arrayMerge(target,so</text:span></text:span><text:span text:style-name="Source_20_Text"><text:span text:style-name="T161">ur</text:span></text:span><text:span text:style-name="Source_20_Text"><text:span text:style-name="T162">c</text:span></text:span><text:span text:style-name="Source_20_Text"><text:span text:style-name="T160">e</text:span></text:span><text:span text:style-name="Source_20_Text"><text:span text:style-name="T161">1</text:span></text:span><text:span text:style-name="Source_20_Text"><text:span text:style-name="T160">[,</text:span></text:span><text:span text:style-name="Source_20_Text"><text:span text:style-name="T162">s</text:span></text:span><text:span text:style-name="Source_20_Text"><text:span text:style-name="T161">ou</text:span></text:span><text:span text:style-name="Source_20_Text"><text:span text:style-name="T162">r</text:span></text:span><text:span text:style-name="Source_20_Text"><text:span text:style-name="T161">ce</text:span></text:span><text:span text:style-name="Source_20_Text"><text:span text:style-name="T160">N]);</text:span></text:span></text:p>
            <text:p text:style-name="P55"><text:span text:style-name="Source_20_Text"><text:span text:style-name="T163">arrayAdd</text:span></text:span><text:span text:style-name="Source_20_Text"><text:span text:style-name="T160">(array,value);</text:span></text:span></text:p>
            <text:p text:style-name="P55"><text:span text:style-name="Source_20_Text"><text:span text:style-name="T160">arrayClear(array); </text:span></text:span></text:p>
            <text:p text:style-name="P55"><text:span text:style-name="Source_20_Text"><text:span text:style-name="T164">arrayRemove(array,value[,all </text:span></text:span><text:span text:style-name="Source_20_Text"><text:span text:style-name="T165">= false</text:span></text:span><text:span text:style-name="Source_20_Text"><text:span text:style-name="T164">]);</text:span></text:span></text:p>
            <text:p text:style-name="P55"><text:span text:style-name="Source_20_Text"><text:span text:style-name="T164">arrayRemove</text:span></text:span><text:span text:style-name="Source_20_Text"><text:span text:style-name="T166">By</text:span></text:span><text:span text:style-name="Source_20_Text"><text:span text:style-name="T164">(array,c</text:span></text:span><text:span text:style-name="Source_20_Text"><text:span text:style-name="T166">allback</text:span></text:span><text:span text:style-name="Source_20_Text"><text:span text:style-name="T164">[,all</text:span></text:span><text:span text:style-name="Source_20_Text"><text:span text:style-name="T165">=false</text:span></text:span><text:span text:style-name="Source_20_Text"><text:span text:style-name="T164">]);</text:span></text:span></text:p>
            <text:p text:style-name="P56"><text:span text:style-name="Source_20_Text"><text:span text:style-name="T159"/></text:span></text:p>
            <text:p text:style-name="P56"><text:span text:style-name="Source_20_Text"><text:span text:style-name="T159">compact</text:span></text:span><text:span text:style-name="Source_20_Text"><text:span text:style-name="T158">(iterator);</text:span></text:span></text:p>
            <text:p text:style-name="P57"><text:span text:style-name="Source_20_Text"><text:span text:style-name="T167"/></text:span></text:p>
            <text:p text:style-name="P57"><text:span text:style-name="Source_20_Text"><text:span text:style-name="T167">arrayRange([start=0[,end = </text:span></text:span><text:span text:style-name="Source_20_Text"><text:span text:style-name="T168">99</text:span></text:span><text:span text:style-name="Source_20_Text"><text:span text:style-name="T167">[,step = 1]]]);</text:span></text:span></text:p>
            <text:p text:style-name="P58"><text:span text:style-name="Source_20_Text"><text:span text:style-name="T169">iterRange([start=0[,step=1[,end=Infinity]]]);</text:span></text:span></text:p>
            <text:p text:style-name="P58"><text:span text:style-name="Source_20_Text"><text:span text:style-name="T169"/></text:span></text:p>
            <text:p text:style-name="P59"><text:span text:style-name="Source_20_Text"><text:span text:style-name="T88">arrayCycle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1">= 100</text:span></text:span><text:span text:style-name="Source_20_Text"><text:span text:style-name="T88">]);</text:span></text:span></text:p>
            <text:p text:style-name="P58"><text:span text:style-name="Source_20_Text"><text:span text:style-name="T169">iterCycle(iter</text:span></text:span><text:span text:style-name="Source_20_Text"><text:span text:style-name="T172">ator</text:span></text:span><text:span text:style-name="Source_20_Text"><text:span text:style-name="T169">[,n </text:span></text:span><text:span text:style-name="Source_20_Text"><text:span text:style-name="T173">= Infinity</text:span></text:span><text:span text:style-name="Source_20_Text"><text:span text:style-name="T169">]);</text:span></text:span></text:p>
            <text:p text:style-name="P60"><text:span text:style-name="Source_20_Text"><text:span text:style-name="T88"/></text:span></text:p>
            <text:p text:style-name="P60"><text:span text:style-name="Source_20_Text"><text:span text:style-name="T88">arrayRepeat(value[,n </text:span></text:span><text:span text:style-name="Source_20_Text"><text:span text:style-name="T174">= 100</text:span></text:span><text:span text:style-name="Source_20_Text"><text:span text:style-name="T88">]);</text:span></text:span></text:p>
            <text:p text:style-name="P58"><text:span text:style-name="Source_20_Text"><text:span text:style-name="T88">iterRepeat(value[,n </text:span></text:span><text:span text:style-name="Source_20_Text"><text:span text:style-name="T173">= Infinity</text:span></text:span><text:span text:style-name="Source_20_Text"><text:span text:style-name="T88">]);</text:span></text:span></text:p>
            <text:p text:style-name="P61"><text:span text:style-name="Source_20_Text"><text:span text:style-name="T175"/></text:span></text:p>
            <text:p text:style-name="P61"><text:span text:style-name="Source_20_Text"><text:span text:style-name="T175">unique(iterator[,resolver]);</text:span></text:span></text:p>
            <text:p text:style-name="P61"><text:span text:style-name="Source_20_Text"><text:span text:style-name="T175"/></text:span></text:p>
            <text:p text:style-name="P61"><text:span text:style-name="Source_20_Text"><text:span text:style-name="T169">slice(i</text:span></text:span><text:span text:style-name="Source_20_Text"><text:span text:style-name="T170">terator</text:span></text:span><text:span text:style-name="Source_20_Text"><text:span text:style-name="T169">[,begin=0[,end = Infinity]]);</text:span></text:span></text:p>
            <text:p text:style-name="P61"><text:span text:style-name="Source_20_Text"><text:span text:style-name="T169"/></text:span></text:p>
            <text:p text:style-name="P59"><text:span text:style-name="Source_20_Text"><text:span text:style-name="T169">withOut(i</text:span></text:span><text:span text:style-name="Source_20_Text"><text:span text:style-name="T170">terator</text:span></text:span><text:span text:style-name="Source_20_Text"><text:span text:style-name="T169">,filter</text:span></text:span><text:span text:style-name="Source_20_Text"><text:span text:style-name="T170">Iterator</text:span></text:span><text:span text:style-name="Source_20_Text"><text:span text:style-name="T169">);</text:span></text:span></text:p>
            <text:p text:style-name="P62"><text:span text:style-name="Source_20_Text"><text:span text:style-name="T88">reduce(i</text:span></text:span><text:span text:style-name="Source_20_Text"><text:span text:style-name="T170">terator</text:span></text:span><text:span text:style-name="Source_20_Text"><text:span text:style-name="T88">,callback[,initialvalue]);</text:span></text:span></text:p>
            <text:p text:style-name="P62"><text:span text:style-name="Source_20_Text"><text:span text:style-name="T88"/></text:span></text:p>
            <text:p text:style-name="P63"><text:span text:style-name="Source_20_Text"><text:span text:style-name="T176">count</text:span></text:span><text:span text:style-name="Source_20_Text"><text:span text:style-name="T88">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88">take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7">= 1</text:span></text:span><text:span text:style-name="Source_20_Text"><text:span text:style-name="T88">]);</text:span></text:span></text:p>
            <text:p text:style-name="P62"><text:span text:style-name="Source_20_Text"><text:span text:style-name="T88">takeWhile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>takeRight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7">= 1</text:span></text:span><text:span text:style-name="Source_20_Text"><text:span text:style-name="T88">]);</text:span></text:span></text:p>
            <text:p text:style-name="P62"><text:span text:style-name="Source_20_Text"><text:span text:style-name="T88">takeRightWhile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88">drop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7">= 1</text:span></text:span><text:span text:style-name="Source_20_Text"><text:span text:style-name="T88">]);</text:span></text:span><text:span text:style-name="Source_20_Text"><text:span text:style-name="T178"> </text:span></text:span></text:p>
            <text:p text:style-name="P62"><text:span text:style-name="Source_20_Text"><text:span text:style-name="T88">dropWhile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>dropRight(i</text:span></text:span><text:span text:style-name="Source_20_Text"><text:span text:style-name="T170">terator</text:span></text:span><text:span text:style-name="Source_20_Text"><text:span text:style-name="T88">[,n </text:span></text:span><text:span text:style-name="Source_20_Text"><text:span text:style-name="T177">= 1</text:span></text:span><text:span text:style-name="Source_20_Text"><text:span text:style-name="T88">]);</text:span></text:span></text:p>
            <text:p text:style-name="P62"><text:span text:style-name="Source_20_Text"><text:span text:style-name="T88">dropRightWhile(i</text:span></text:span><text:span text:style-name="Source_20_Text"><text:span text:style-name="T170">terator</text:span></text:span><text:span text:style-name="Source_20_Text"><text:span text:style-name="T88">,callback);</text:span></text:span></text:p>
          </table:table-cell>
          <table:table-cell table:style-name="Table4.B2" office:value-type="string">
            <text:p text:style-name="P59"><text:span text:style-name="Source_20_Text"><text:span text:style-name="T179">forEach</text:span></text:span><text:span text:style-name="Source_20_Text"><text:span text:style-name="T169">(i</text:span></text:span><text:span text:style-name="Source_20_Text"><text:span text:style-name="T170">terator</text:span></text:span><text:span text:style-name="Source_20_Text"><text:span text:style-name="T169">,callback);</text:span></text:span></text:p>
            <text:p text:style-name="P64"><text:span text:style-name="Source_20_Text"><text:span text:style-name="T180">map(i</text:span></text:span><text:span text:style-name="Source_20_Text"><text:span text:style-name="T181">terator</text:span></text:span><text:span text:style-name="Source_20_Text"><text:span text:style-name="T180">,callback);</text:span></text:span></text:p>
            <text:p text:style-name="P62"><text:span text:style-name="Source_20_Text"><text:span text:style-name="T169">enumerate(i</text:span></text:span><text:span text:style-name="Source_20_Text"><text:span text:style-name="T170">terator</text:span></text:span><text:span text:style-name="Source_20_Text"><text:span text:style-name="T169">[,offset = 0]);</text:span></text:span></text:p>
            <text:p text:style-name="P62"><text:span text:style-name="Source_20_Text"><text:span text:style-name="T88">size(i</text:span></text:span><text:span text:style-name="Source_20_Text"><text:span text:style-name="T170">terator</text:span></text:span><text:span text:style-name="Source_20_Text"><text:span text:style-name="T88">);</text:span></text:span></text:p>
            <text:p text:style-name="P65"><text:span text:style-name="Source_20_Text"><text:span text:style-name="T182"/></text:span></text:p>
            <text:p text:style-name="P62"><text:span text:style-name="Source_20_Text"><text:span text:style-name="T88">every(i</text:span></text:span><text:span text:style-name="Source_20_Text"><text:span text:style-name="T170">terator</text:span></text:span><text:span text:style-name="Source_20_Text"><text:span text:style-name="T88">,c</text:span></text:span><text:span text:style-name="Source_20_Text"><text:span text:style-name="T183">allback</text:span></text:span><text:span text:style-name="Source_20_Text"><text:span text:style-name="T88">);</text:span></text:span></text:p>
            <text:p text:style-name="P62"><text:span text:style-name="Source_20_Text"><text:span text:style-name="T88">some(i</text:span></text:span><text:span text:style-name="Source_20_Text"><text:span text:style-name="T170">terator</text:span></text:span><text:span text:style-name="Source_20_Text"><text:span text:style-name="T88">,c</text:span></text:span><text:span text:style-name="Source_20_Text"><text:span text:style-name="T183">allback</text:span></text:span><text:span text:style-name="Source_20_Text"><text:span text:style-name="T88">);</text:span></text:span><text:span text:style-name="Source_20_Text"><text:span text:style-name="T184"> </text:span></text:span></text:p>
            <text:p text:style-name="P62"><text:span text:style-name="Source_20_Text"><text:span text:style-name="T169">none(i</text:span></text:span><text:span text:style-name="Source_20_Text"><text:span text:style-name="T170">terator</text:span></text:span><text:span text:style-name="Source_20_Text"><text:span text:style-name="T169">,c</text:span></text:span><text:span text:style-name="Source_20_Text"><text:span text:style-name="T183">allback</text:span></text:span><text:span text:style-name="Source_20_Text"><text:span text:style-name="T169">);</text:span></text:span></text:p>
            <text:p text:style-name="P62"><text:span text:style-name="Source_20_Text"><text:span text:style-name="T169"/></text:span></text:p>
            <text:p text:style-name="P62"><text:span text:style-name="Source_20_Text"><text:span text:style-name="T88">includes(</text:span></text:span><text:span text:style-name="Source_20_Text"><text:span text:style-name="T185">collection</text:span></text:span><text:span text:style-name="Source_20_Text"><text:span text:style-name="T88">,</text:span></text:span><text:span text:style-name="Source_20_Text"><text:span text:style-name="T186">val</text:span></text:span><text:span text:style-name="Source_20_Text"><text:span text:style-name="T185">[,comparator]</text:span></text:span><text:span text:style-name="Source_20_Text"><text:span text:style-name="T88">);</text:span></text:span></text:p>
            <text:p text:style-name="P62"><text:span text:style-name="Source_20_Text"><text:span text:style-name="T88">find(i</text:span></text:span><text:span text:style-name="Source_20_Text"><text:span text:style-name="T170">terator</text:span></text:span><text:span text:style-name="Source_20_Text"><text:span text:style-name="T88">,c</text:span></text:span><text:span text:style-name="Source_20_Text"><text:span text:style-name="T183">allback</text:span></text:span><text:span text:style-name="Source_20_Text"><text:span text:style-name="T88">);</text:span></text:span></text:p>
            <text:p text:style-name="P62"><text:span text:style-name="Source_20_Text"><text:span text:style-name="T88">findLast(i</text:span></text:span><text:span text:style-name="Source_20_Text"><text:span text:style-name="T170">terator</text:span></text:span><text:span text:style-name="Source_20_Text"><text:span text:style-name="T88">,callback);</text:span></text:span></text:p>
            <text:p text:style-name="P62"><text:span text:style-name="Source_20_Text"><text:span text:style-name="T88">filter(i</text:span></text:span><text:span text:style-name="Source_20_Text"><text:span text:style-name="T170">terator</text:span></text:span><text:span text:style-name="Source_20_Text"><text:span text:style-name="T88">,c</text:span></text:span><text:span text:style-name="Source_20_Text"><text:span text:style-name="T183">allback</text:span></text:span><text:span text:style-name="Source_20_Text"><text:span text:style-name="T88">);</text:span></text:span></text:p>
            <text:p text:style-name="P62"><text:span text:style-name="Source_20_Text"><text:span text:style-name="T187">reject(i</text:span></text:span><text:span text:style-name="Source_20_Text"><text:span text:style-name="T170">terator</text:span></text:span><text:span text:style-name="Source_20_Text"><text:span text:style-name="T187">,c</text:span></text:span><text:span text:style-name="Source_20_Text"><text:span text:style-name="T183">allback</text:span></text:span><text:span text:style-name="Source_20_Text"><text:span text:style-name="T187">);</text:span></text:span></text:p>
            <text:p text:style-name="P59"><text:span text:style-name="Source_20_Text"><text:span text:style-name="T188">p</text:span></text:span><text:span text:style-name="Source_20_Text"><text:span text:style-name="T189">artition(i</text:span></text:span><text:span text:style-name="Source_20_Text"><text:span text:style-name="T190">terator</text:span></text:span><text:span text:style-name="Source_20_Text"><text:span text:style-name="T189">,c</text:span></text:span><text:span text:style-name="Source_20_Text"><text:span text:style-name="T191">a</text:span></text:span><text:span text:style-name="Source_20_Text"><text:span text:style-name="T192">llb</text:span></text:span><text:span text:style-name="Source_20_Text"><text:span text:style-name="T191">a</text:span></text:span><text:span text:style-name="Source_20_Text"><text:span text:style-name="T192">ck</text:span></text:span><text:span text:style-name="Source_20_Text"><text:span text:style-name="T189">);</text:span></text:span></text:p>
            <text:p text:style-name="P66"><text:span text:style-name="Source_20_Text"><text:span text:style-name="T193"/></text:span></text:p>
            <text:p text:style-name="P59"><text:span text:style-name="Source_20_Text"><text:span text:style-name="T88">zip(i</text:span></text:span><text:span text:style-name="Source_20_Text"><text:span text:style-name="T170">terator1</text:span></text:span><text:span text:style-name="Source_20_Text"><text:span text:style-name="T88">[,</text:span></text:span><text:span text:style-name="Source_20_Text"><text:span text:style-name="T170">iteratorN</text:span></text:span><text:span text:style-name="Source_20_Text"><text:span text:style-name="T88">]);</text:span></text:span></text:p>
            <text:p text:style-name="P67"><text:span text:style-name="Source_20_Text"><text:span text:style-name="T194">unzip(i</text:span></text:span><text:span text:style-name="Source_20_Text"><text:span text:style-name="T190">terator</text:span></text:span><text:span text:style-name="Source_20_Text"><text:span text:style-name="T194">);</text:span></text:span></text:p>
            <text:p text:style-name="P67"><text:span text:style-name="Source_20_Text"><text:span text:style-name="T194">zipObj(i</text:span></text:span><text:span text:style-name="Source_20_Text"><text:span text:style-name="T190">terator1</text:span></text:span><text:span text:style-name="Source_20_Text"><text:span text:style-name="T194">,i</text:span></text:span><text:span text:style-name="Source_20_Text"><text:span text:style-name="T190">terator1</text:span></text:span><text:span text:style-name="Source_20_Text"><text:span text:style-name="T194">);</text:span></text:span></text:p>
            <text:p text:style-name="P62"><text:span text:style-name="Source_20_Text"><text:span text:style-name="T193">shuffle(i</text:span></text:span><text:span text:style-name="Source_20_Text"><text:span text:style-name="T170">terator</text:span></text:span><text:span text:style-name="Source_20_Text"><text:span text:style-name="T193">);</text:span></text:span></text:p>
            <text:p text:style-name="P62"><text:span text:style-name="Source_20_Text"><text:span text:style-name="T193"/></text:span></text:p>
            <text:p text:style-name="P68"><text:span text:style-name="Source_20_Text"><text:span text:style-name="T88">min(v</text:span></text:span><text:span text:style-name="Source_20_Text"><text:span text:style-name="T195">alue1[,valueN]</text:span></text:span><text:span text:style-name="Source_20_Text"><text:span text:style-name="T88">);</text:span></text:span></text:p>
            <text:p text:style-name="P69"><text:span text:style-name="Source_20_Text"><text:span text:style-name="T196">max(v</text:span></text:span><text:span text:style-name="Source_20_Text"><text:span text:style-name="T197">alue1[,valueN]</text:span></text:span><text:span text:style-name="Source_20_Text"><text:span text:style-name="T196">);</text:span></text:span></text:p>
            <text:p text:style-name="P62"><text:span text:style-name="Source_20_Text"><text:span text:style-name="T198">sort(i</text:span></text:span><text:span text:style-name="Source_20_Text"><text:span text:style-name="T170">terator</text:span></text:span><text:span text:style-name="Source_20_Text"><text:span text:style-name="T199">[</text:span></text:span><text:span text:style-name="Source_20_Text"><text:span text:style-name="T198">,number</text:span></text:span><text:span text:style-name="Source_20_Text"><text:span text:style-name="T200">s = false</text:span></text:span><text:span text:style-name="Source_20_Text"><text:span text:style-name="T199">]</text:span></text:span><text:span text:style-name="Source_20_Text"><text:span text:style-name="T198">);</text:span></text:span></text:p>
            <text:p text:style-name="P62"><text:span text:style-name="Source_20_Text"><text:span text:style-name="T193">reverse(i</text:span></text:span><text:span text:style-name="Source_20_Text"><text:span text:style-name="T170">terator</text:span></text:span><text:span text:style-name="Source_20_Text"><text:span text:style-name="T193">);</text:span></text:span></text:p>
            <text:p text:style-name="P68"><text:span text:style-name="Source_20_Text"><text:span text:style-name="T88"/></text:span></text:p>
            <text:p text:style-name="P59"><text:span text:style-name="Source_20_Text"><text:span text:style-name="T88">item(i</text:span></text:span><text:span text:style-name="Source_20_Text"><text:span text:style-name="T170">terator</text:span></text:span><text:span text:style-name="Source_20_Text"><text:span text:style-name="T88">,index);</text:span></text:span></text:p>
            <text:p text:style-name="P59"><text:span text:style-name="Source_20_Text"><text:span text:style-name="T201">nth(i</text:span></text:span><text:span text:style-name="Source_20_Text"><text:span text:style-name="T170">terator</text:span></text:span><text:span text:style-name="Source_20_Text"><text:span text:style-name="T201">,index);</text:span></text:span></text:p>
            <text:p text:style-name="P62"><text:span text:style-name="Source_20_Text"><text:span text:style-name="T88">first(i</text:span></text:span><text:span text:style-name="Source_20_Text"><text:span text:style-name="T170">terator</text:span></text:span><text:span text:style-name="Source_20_Text"><text:span text:style-name="T88">);</text:span></text:span></text:p>
            <text:p text:style-name="P62"><text:span text:style-name="Source_20_Text"><text:span text:style-name="T202">head(i</text:span></text:span><text:span text:style-name="Source_20_Text"><text:span text:style-name="T190">terator</text:span></text:span><text:span text:style-name="Source_20_Text"><text:span text:style-name="T202">);</text:span></text:span></text:p>
            <text:p text:style-name="P70"><text:span text:style-name="Source_20_Text"><text:span text:style-name="T160">last(i</text:span></text:span><text:span text:style-name="Source_20_Text"><text:span text:style-name="T181">terator</text:span></text:span><text:span text:style-name="Source_20_Text"><text:span text:style-name="T160">);</text:span></text:span></text:p>
            <text:p text:style-name="P71">initial(i<text:span text:style-name="Source_20_Text"><text:span text:style-name="T203">terator</text:span></text:span>);</text:p>
            <text:p text:style-name="P62"><text:span text:style-name="Source_20_Text"><text:span text:style-name="T88">tail(i</text:span></text:span><text:span text:style-name="Source_20_Text"><text:span text:style-name="T170">terator</text:span></text:span><text:span text:style-name="Source_20_Text"><text:span text:style-name="T88">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204">flat(i</text:span></text:span><text:span text:style-name="Source_20_Text"><text:span text:style-name="T170">terator</text:span></text:span><text:span text:style-name="Source_20_Text"><text:span text:style-name="T204">);</text:span></text:span></text:p>
            <text:p text:style-name="P62"><text:span text:style-name="Source_20_Text"><text:span text:style-name="T88">concat(i</text:span></text:span><text:span text:style-name="Source_20_Text"><text:span text:style-name="T170">terator1</text:span></text:span><text:span text:style-name="Source_20_Text"><text:span text:style-name="T88">[,</text:span></text:span><text:span text:style-name="Source_20_Text"><text:span text:style-name="T170">iteratorN</text:span></text:span><text:span text:style-name="Source_20_Text"><text:span text:style-name="T88">]);</text:span></text:span></text:p>
            <text:p text:style-name="P62"><text:span text:style-name="Source_20_Text"><text:span text:style-name="T169">join(i</text:span></text:span><text:span text:style-name="Source_20_Text"><text:span text:style-name="T170">terator</text:span></text:span><text:span text:style-name="Source_20_Text"><text:span text:style-name="T169">[,separator </text:span></text:span><text:span text:style-name="Source_20_Text"><text:span text:style-name="T205">= ","</text:span></text:span><text:span text:style-name="Source_20_Text"><text:span text:style-name="T169">]);</text:span></text:span></text:p>
          </table:table-cell>
          <table:table-cell table:style-name="Table4.C2" office:value-type="string">
            <text:p text:style-name="P72"><text:span text:style-name="Source_20_Text"><text:span text:style-name="T88"/></text:span></text:p>
            <text:p text:style-name="P73"><text:a xlink:type="simple" xlink:href="https://developer.mozilla.org/en-US/docs/Web/API/Crypto/randomUUID" text:style-name="Internet_20_link" text:visited-style-name="Visited_20_Internet_20_Link"><text:span text:style-name="Source_20_Text"><text:span text:style-name="T160">crypto.randomUUID();</text:span></text:span></text:a></text:p>
            <text:p text:style-name="P73"><text:span text:style-name="Source_20_Text"><text:span text:style-name="T88"/></text:span></text:p>
            <text:p text:style-name="P7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6">Error.isError();</text:span></text:span></text:a></text:p>
            <text:p text:style-name="P73"><text:span text:style-name="Source_20_Text"><text:span text:style-name="T88"/></text:span></text:p>
            <text:p text:style-name="P7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60">globalThis;</text:span></text:span></text:a></text:p>
            <text:p text:style-name="P73"><text:span text:style-name="Source_20_Text"><text:span text:style-name="T88"/></text:span></text:p>
            <text:p text:style-name="P7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60">Math.sumPrecise();</text:span></text:span></text:a></text:p>
            <text:p text:style-name="P75"><text:span text:style-name="Source_20_Text"><text:span text:style-name="T88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7">globalThis.AsyncFunction();</text:span></text:span></text:a></text:p>
            <text:p text:style-name="P76"><text:span text:style-name="Source_20_Text"><text:span text:style-name="T207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8">global</text:span></text:span><text:span text:style-name="Source_20_Text"><text:span text:style-name="T209">this</text:span></text:span><text:span text:style-name="Source_20_Text"><text:span text:style-name="T207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7">globalThis.GeneratorFunction();</text:span></text:span></text:a></text:p>
            <text:p text:style-name="P79"/>
          </table:table-cell>
        </table:table-row>
      </table:table>
      <text:p text:style-name="P8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81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82"><text:span text:style-name="T210">Celestra for </text:span><text:span text:style-name="T211">browser</text:span><text:span text:style-name="T210">: </text:span><text:span text:style-name="T212">celestra.</text:span><text:span text:style-name="T213">browser</text:span><text:span text:style-name="T214">.</text:span><text:span text:style-name="T212">js</text:span></text:p>
          </table:table-cell>
          <table:table-cell table:style-name="Table8.B2" table:number-columns-spanned="2" office:value-type="string">
            <text:p text:style-name="P83"><text:span text:style-name="T210">Celestra for Node.js </text:span><text:span text:style-name="T215">and Deno</text:span><text:span text:style-name="T210">: </text:span><text:span text:style-name="T216">celestra.</text:span><text:span text:style-name="T214">node.</text:span><text:span text:style-name="T217">m</text:span><text:span text:style-name="T216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4"/>
            <text:p text:style-name="P85">&lt;script type="module"&gt;</text:p>
            <text:p text:style-name="P86">// import the defaultExport object</text:p>
            <text:p text:style-name="P87">import defaultExport from "./celestra.browser.js";</text:p>
            <text:p text:style-name="P87">globalThis.celestra = defaultExport;</text:p>
            <text:p text:style-name="P87">globalThis.CEL = defaultExport;</text:p>
            <text:p text:style-name="P85">&lt;/script&gt;</text:p>
            <text:p text:style-name="P87"/>
            <text:p text:style-name="P85">&lt;script type="module"&gt;</text:p>
            <text:p text:style-name="P86">// import with default with name</text:p>
            <text:p text:style-name="P87">import { default as celestra } from "./celestra.browser.js";</text:p>
            <text:p text:style-name="P87">globalThis.celestra = celestra;</text:p>
            <text:p text:style-name="P87">globalThis.CEL = celestra;</text:p>
            <text:p text:style-name="P85">&lt;/script&gt;</text:p>
            <text:p text:style-name="P87"/>
            <text:p text:style-name="P85">&lt;script type="module"&gt;</text:p>
            <text:p text:style-name="P86">// import all into a new celestra object</text:p>
            <text:p text:style-name="P87">import * as celestra from "./celestra.browser.js";</text:p>
            <text:p text:style-name="P87">globalThis.celestra = celestra;</text:p>
            <text:p text:style-name="P87">globalThis.CEL = celestra;</text:p>
            <text:p text:style-name="P85">&lt;/script&gt;</text:p>
            <text:p text:style-name="P87"/>
            <text:p text:style-name="P85">&lt;script type="module"&gt;</text:p>
            <text:p text:style-name="P86">// import some functions</text:p>
            <text:p text:style-name="P87">import { first, <text:span text:style-name="T218">map</text:span> } from "./celestra.browser.js";</text:p>
            <text:p text:style-name="P87">globalThis.first = first;</text:p>
            <text:p text:style-name="P87">globalThis.<text:span text:style-name="T218">map</text:span> = <text:span text:style-name="T218">map</text:span>;</text:p>
            <text:p text:style-name="P85">&lt;/script&gt;</text:p>
            <text:p text:style-name="P85"/>
            <text:p text:style-name="P85">&lt;script type="module"&gt;</text:p>
            <text:p text:style-name="P87">// dynamic import</text:p>
            <text:p text:style-name="P87">const celestra = await import("./celestra.browser.js");</text:p>
            <text:p text:style-name="P87">globalThis.celestra = celestra;</text:p>
            <text:p text:style-name="P87">globalThis.CEL = celestra;</text:p>
            <text:p text:style-name="P85">&lt;/script&gt;</text:p>
            <text:p text:style-name="P85"/>
          </table:table-cell>
          <table:table-cell table:style-name="Table8.B3" table:number-columns-spanned="2" office:value-type="string">
            <text:p text:style-name="P88"/>
            <text:p text:style-name="P88">// import the defaultExport object</text:p>
            <text:p text:style-name="P89"/>
            <text:p text:style-name="P90">import defaultExport from "./celestra.<text:span text:style-name="T219">node</text:span>.<text:span text:style-name="T219">m</text:span>js";</text:p>
            <text:p text:style-name="P90">globalThis.celestra = defaultExport;</text:p>
            <text:p text:style-name="P90">globalThis.CEL = defaultExport;</text:p>
            <text:p text:style-name="P90"/>
            <text:p text:style-name="P91">// import with default with name</text:p>
            <text:p text:style-name="P90"/>
            <text:p text:style-name="P90">import { default as celestra } from "./celestra.<text:span text:style-name="T219">node</text:span>.<text:span text:style-name="T219">m</text:span>js";</text:p>
            <text:p text:style-name="P90">globalThis.celestra = celestra;</text:p>
            <text:p text:style-name="P90">globalThis.CEL = celestra;</text:p>
            <text:p text:style-name="P90"/>
            <text:p text:style-name="P91">// import all into a new celestra object</text:p>
            <text:p text:style-name="P90"/>
            <text:p text:style-name="P90">import * as celestra from "./celestra.<text:span text:style-name="T219">node</text:span>.<text:span text:style-name="T219">m</text:span>js";</text:p>
            <text:p text:style-name="P90">globalThis.celestra = celestra;</text:p>
            <text:p text:style-name="P90">globalThis.CEL = celestra;</text:p>
            <text:p text:style-name="P90"/>
            <text:p text:style-name="P91">// import some functions</text:p>
            <text:p text:style-name="P90"/>
            <text:p text:style-name="P90">import { first, <text:span text:style-name="T218">map</text:span> } from "./celestra.<text:span text:style-name="T219">node</text:span>.<text:span text:style-name="T219">m</text:span>js";</text:p>
            <text:p text:style-name="P90">globalThis.first = first;</text:p>
            <text:p text:style-name="P92"><text:span text:style-name="Source_20_Text"><text:span text:style-name="T220">globalThis.</text:span></text:span><text:span text:style-name="Source_20_Text"><text:span text:style-name="T221">map</text:span></text:span><text:span text:style-name="Source_20_Text"><text:span text:style-name="T220"> = </text:span></text:span><text:span text:style-name="Source_20_Text"><text:span text:style-name="T221">map</text:span></text:span><text:span text:style-name="Source_20_Text"><text:span text:style-name="T220">;<text:line-break/><text:line-break/></text:span></text:span><text:span text:style-name="Source_20_Text"><text:span text:style-name="T222">// </text:span></text:span><text:span text:style-name="Source_20_Text"><text:span text:style-name="T223">dynamic import</text:span></text:span><text:span text:style-name="Source_20_Text"><text:span text:style-name="T220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3">Removed <text:span text:style-name="T224">APIs</text:span> in the <text:span text:style-name="T216">celestra.node.</text:span><text:span text:style-name="T214">m</text:span><text:span text:style-name="T216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4">DOM API</text:p>
          </table:table-cell>
          <table:table-cell table:style-name="Table8.C5" office:value-type="string">
            <text:p text:style-name="P95"><text:span text:style-name="Source_20_Text"><text:span text:style-name="T220">Cookie API</text:span></text:span></text:p>
          </table:table-cell>
        </table:table-row>
      </table:table>
      <text:p text:style-name="P96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7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7"><text:span text:style-name="T225">v</text:span>3.1.0</text:p>
          </table:table-cell>
          <table:table-cell table:style-name="Table3.A2" office:value-type="string">
            <text:p text:style-name="P97">v3.8.0</text:p>
          </table:table-cell>
          <table:table-cell table:style-name="Table3.C2" office:value-type="string">
            <text:p text:style-name="P98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99">Array.from();</text:p>
            <text:p text:style-name="P99">Array.of();</text:p>
            <text:p text:style-name="P99">Array.prototype.copyWithin();</text:p>
            <text:p text:style-name="P99">Array.prototype.fill();</text:p>
            <text:p text:style-name="P99">Array.prototype.find();</text:p>
            <text:p text:style-name="P99">Array.prototype.findIndex();</text:p>
            <text:p text:style-name="P99">Object.create();</text:p>
            <text:p text:style-name="P99">String.fromCodePoint();</text:p>
            <text:p text:style-name="P99">String.prototype.codePointAt();</text:p>
            <text:p text:style-name="P99">String.prototype.endsWith();</text:p>
            <text:p text:style-name="P99">String.prototype.startsWith();</text:p>
            <text:p text:style-name="P99">Math.acosh();</text:p>
            <text:p text:style-name="P99">Math.asinh();</text:p>
            <text:p text:style-name="P99">Math.atanh();</text:p>
            <text:p text:style-name="P99">Math.cbrt();</text:p>
            <text:p text:style-name="P99">Math.clz32();</text:p>
            <text:p text:style-name="P99">Math.cosh();</text:p>
            <text:p text:style-name="P99">Math.expm1();</text:p>
            <text:p text:style-name="P99">Math.fround();</text:p>
            <text:p text:style-name="P99">Math.hypot();</text:p>
            <text:p text:style-name="P99">Math.imul();</text:p>
            <text:p text:style-name="P99">Math.log1p();</text:p>
            <text:p text:style-name="P99">Math.log10();</text:p>
            <text:p text:style-name="P99">Math.log2();</text:p>
            <text:p text:style-name="P99">Math.sign();</text:p>
            <text:p text:style-name="P99">Math.sinh();</text:p>
            <text:p text:style-name="P99">Math.tanh();</text:p>
            <text:p text:style-name="P99">Math.trunc();</text:p>
            <text:p text:style-name="P99">Number.EPSILON;</text:p>
            <text:p text:style-name="P99">Number.isNaN();</text:p>
            <text:p text:style-name="P99">isNaN();</text:p>
            <text:p text:style-name="P99">Number.isInteger();</text:p>
            <text:p text:style-name="P99">Number.isFinite();</text:p>
            <text:p text:style-name="P99">Number.isSafeInteger();</text:p>
            <text:p text:style-name="P99">Number.parseInt();</text:p>
            <text:p text:style-name="P99">Number.parseFloat();</text:p>
          </table:table-cell>
          <table:table-cell table:style-name="Table3.B3" table:number-rows-spanned="5" office:value-type="string">
            <text:p text:style-name="P100"><text:span text:style-name="Source_20_Text"><text:span text:style-name="T226"/></text:span></text:p>
            <text:p text:style-name="P100"><text:span text:style-name="Source_20_Text"><text:span text:style-name="T226">Array.prototype.values();</text:span></text:span></text:p>
            <text:p text:style-name="P100"><text:span text:style-name="Source_20_Text"><text:span text:style-name="T226">Array.prototype.includes();</text:span></text:span></text:p>
            <text:p text:style-name="P100"><text:span text:style-name="Source_20_Text"><text:span text:style-name="T226"/></text:span></text:p>
            <text:p text:style-name="P100"><text:span text:style-name="Source_20_Text"><text:span text:style-name="T226">ChildNode.after();</text:span></text:span><text:span text:style-name="T227"><text:line-break/></text:span><text:span text:style-name="Source_20_Text"><text:span text:style-name="T226">ChildNode.before();</text:span></text:span><text:span text:style-name="T227"><text:line-break/></text:span><text:span text:style-name="Source_20_Text"><text:span text:style-name="T226">ChildNode.remove();</text:span></text:span><text:span text:style-name="T227"><text:line-break/></text:span><text:span text:style-name="Source_20_Text"><text:span text:style-name="T226">ChildNode.replaceWith();</text:span></text:span></text:p>
            <text:p text:style-name="P100"><text:span text:style-name="Source_20_Text"><text:span text:style-name="T226"/></text:span></text:p>
            <text:p text:style-name="P100"><text:span text:style-name="Source_20_Text"><text:span text:style-name="T226">Element.prototype.closest();<text:line-break/>Element.prototype.getAttributeNames();</text:span></text:span></text:p>
            <text:p text:style-name="P100"><text:span text:style-name="Source_20_Text"><text:span text:style-name="T226">Element.prototype.matches();</text:span></text:span></text:p>
            <text:p text:style-name="P100"><text:span text:style-name="Source_20_Text"><text:span text:style-name="T226">Element.prototype.toggleAttribute();</text:span></text:span></text:p>
            <text:p text:style-name="P100"><text:span text:style-name="Source_20_Text"><text:span text:style-name="T226"/></text:span></text:p>
            <text:p text:style-name="P100"><text:span text:style-name="Source_20_Text"><text:span text:style-name="T226">ParentNode.append();</text:span></text:span></text:p>
            <text:p text:style-name="P101"><text:span text:style-name="Source_20_Text"><text:span text:style-name="T226">ParentNode.prepend();</text:span></text:span><text:span text:style-name="T227"><text:line-break/></text:span></text:p>
            <text:p text:style-name="P101"><text:span text:style-name="Source_20_Text"><text:span text:style-name="T226">String.prototype[Symbol.iterator]();</text:span></text:span></text:p>
            <text:p text:style-name="P100"><text:span text:style-name="Source_20_Text"><text:span text:style-name="T226">String.prototype.includes();</text:span></text:span></text:p>
            <text:p text:style-name="P100"><text:span text:style-name="Source_20_Text"><text:span text:style-name="T226">String.prototype.repeat();</text:span></text:span></text:p>
            <text:p text:style-name="P100"><text:span text:style-name="Source_20_Text"><text:span text:style-name="T226"/></text:span></text:p>
            <text:p text:style-name="P100"><text:span text:style-name="Source_20_Text"><text:span text:style-name="T226">NodeList.prototype.forEach();</text:span></text:span></text:p>
            <text:p text:style-name="P100"><text:span text:style-name="Source_20_Text"><text:span text:style-name="T226"/></text:span></text:p>
            <text:p text:style-name="P100"><text:span text:style-name="Source_20_Text"><text:span text:style-name="T226">Object.assign();</text:span></text:span></text:p>
            <text:p text:style-name="P100"><text:span text:style-name="Source_20_Text"><text:span text:style-name="T226">Object.entries();</text:span></text:span></text:p>
            <text:p text:style-name="P100"><text:span text:style-name="Source_20_Text"><text:span text:style-name="T226">Object.getOwnPropertyDescriptors();</text:span></text:span><text:span text:style-name="T227"><text:line-break/></text:span><text:span text:style-name="Source_20_Text"><text:span text:style-name="T226">Object.values();</text:span></text:span></text:p>
            <text:p text:style-name="P100"><text:span text:style-name="Source_20_Text"><text:span text:style-name="T226"/></text:span></text:p>
            <text:p text:style-name="P100"><text:span text:style-name="Source_20_Text"><text:span text:style-name="T226">RegExp.prototype.flags;</text:span></text:span></text:p>
            <text:p text:style-name="P100"><text:span text:style-name="Source_20_Text"><text:span text:style-name="T226"/></text:span></text:p>
            <text:p text:style-name="P102"><text:span text:style-name="Source_20_Text"><text:span text:style-name="T228">window</text:span></text:span><text:span text:style-name="Source_20_Text"><text:span text:style-name="T226">.screenLeft;</text:span></text:span></text:p>
            <text:p text:style-name="P102"><text:span text:style-name="Source_20_Text"><text:span text:style-name="T228">window</text:span></text:span><text:span text:style-name="Source_20_Text"><text:span text:style-name="T226">.screenTop;</text:span></text:span></text:p>
          </table:table-cell>
          <table:table-cell table:style-name="Table3.C3" office:value-type="string">
            <text:p text:style-name="P103">Array.prototype.at();</text:p>
            <text:p text:style-name="P103">Array.prototype.findLast();</text:p>
            <text:p text:style-name="P103">Array.prototype.findLastIndex();</text:p>
            <text:p text:style-name="P103">Array.prototype.flat();</text:p>
            <text:p text:style-name="P103">Array.prototype.flatMap();</text:p>
            <text:p text:style-name="P103">Number.MIN_SAFE_INTEGER;</text:p>
            <text:p text:style-name="P103">Number.MAX_SAFE_INTEGER;</text:p>
            <text:p text:style-name="P103">Object.fromEntries();</text:p>
            <text:p text:style-name="P103">Object.is();</text:p>
            <text:p text:style-name="P103">String.prototype.at();</text:p>
            <text:p text:style-name="P103">String.prototype.matchAll();</text:p>
            <text:p text:style-name="P103">String.prototype.padStart();</text:p>
            <text:p text:style-name="P103">String.prototype.padEnd();</text:p>
            <text:p text:style-name="P103">String.prototype.replaceAll();</text:p>
            <text:p text:style-name="P103">String.prototype.trimStart();</text:p>
            <text:p text:style-name="P103">String.prototype.trimLeft();</text:p>
            <text:p text:style-name="P103">String.prototype.trimEnd();</text:p>
            <text:p text:style-name="P103">String.prototype.trimRight();</text:p>
            <text:p text:style-name="P103">Typedarray.prototype.at();</text:p>
            <text:p text:style-name="P103">TypedArray.prototype.findLast();</text:p>
            <text:p text:style-name="P103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8">v5.<text:span text:style-name="T22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3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104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35">Array.fromAsync();</text:p>
            <text:p text:style-name="P35">Array.prototype.toReversed();</text:p>
            <text:p text:style-name="P35">Array.prototype.toSorted();</text:p>
            <text:p text:style-name="P35">Array.prototype.toSpliced();</text:p>
            <text:p text:style-name="P35">Array.prototype.with();</text:p>
            <text:p text:style-name="P35">Map.groupBy(); <text:span text:style-name="T230">and</text:span><text:span text:style-name="T231"> </text:span>Object.groupBy();</text:p>
            <text:p text:style-name="P105">Object.hasOwn();</text:p>
            <text:p text:style-name="P35">TypedArray.prototype.toReversed();</text:p>
            <text:p text:style-name="P35">TypedArray.prototype.toSorted();</text:p>
            <text:p text:style-name="P35">TypedArray.prototype.with();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04T20:21:31.133774400</dc:date>
    <meta:print-date>2026-03-30T15:22:35.679900000</meta:print-date>
    <meta:editing-cycles>1184</meta:editing-cycles>
    <meta:editing-duration>P1DT10H34M2S</meta:editing-duration>
    <meta:printed-by>PDF files</meta:printed-by>
    <meta:document-statistic meta:table-count="5" meta:image-count="0" meta:object-count="0" meta:page-count="5" meta:paragraph-count="403" meta:word-count="661" meta:character-count="10214" meta:non-whitespace-character-count="9944"/>
    <meta:template xlink:type="simple" xlink:actuate="onRequest" xlink:title="" xlink:href="Normal.dotm"/>
  </office:meta>
</office:document-meta>
</file>